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3">
            <text:p>3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2H23M03S">
            <text:p>12:23:03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2H24M03S">
            <text:p>12:24:03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4 CPU_ALL.F1:CPU_ALL.F1 CPU_ALL.F2:CPU_ALL.F4 DISK_SUMM.D2:DISK_SUMM.D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02.866666666667">
            <text:p>103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17.6666666666667">
            <text:p>17.7</text:p>
          </table:table-cell>
          <table:table-cell table:style-name="ce4" office:value-type="float" office:value="2.73333333333333">
            <text:p>2.7</text:p>
          </table:table-cell>
          <table:table-cell table:style-name="ce4" office:value-type="float" office:value="4.1">
            <text:p>4.1</text:p>
          </table:table-cell>
          <table:table-cell table:style-name="ce4" office:value-type="float" office:value="75.4333333333333">
            <text:p>75.4</text:p>
          </table:table-cell>
          <table:table-cell table:style-name="ce4" office:value-type="float" office:value="20.4">
            <text:p>20.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258.2">
            <text:p>258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37.1">
            <text:p>37.1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10.7">
            <text:p>10.7</text:p>
          </table:table-cell>
          <table:table-cell table:style-name="ce4" office:value-type="float" office:value="97.8">
            <text:p>97.8</text:p>
          </table:table-cell>
          <table:table-cell table:style-name="ce4" office:value-type="float" office:value="40.9">
            <text:p>40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260H23M33S">
            <text:p>12:23:33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53658536585366">
            <text:p>1.5</text:p>
          </table:table-cell>
          <table:table-cell table:style-name="ce4" office:value-type="float" office:value="2.60975609756098">
            <text:p>2.6</text:p>
          </table:table-cell>
          <table:table-cell table:style-name="ce4" office:value-type="float" office:value="1.29650905877154">
            <text:p>1.3</text:p>
          </table:table-cell>
          <table:table-cell table:style-name="ce4" office:value-type="float" office:value="2.00490196078431">
            <text:p>2.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08.12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3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09-16">
            <text:p>16-Sep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3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2M23.02S">
            <text:p>00:12:23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31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7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0773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484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8922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6177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3633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9403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2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67736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3630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4383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389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9404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9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80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04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6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4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3"/>11633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7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102049 2 15054 2178458 27638 0 1714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23333 0 3654 541045 3861 0 11759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27776 0 3962 549383 3437 0 1572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26532 2 3288 548813 5045 0 168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24407 0 4149 539216 15293 0 2133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2263260 50 6 0 0 0 0 2 0 1 0 0 0 130 0 78344 66 0 0 0 0 0 0 0 22 0 0 0 0 0 0 0 0 767086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209071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615014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323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2035265 0 665866 331722 241970 78436 0 3 197143 1017 519108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2688 <text:s text:c="5"/>36 <text:s text:c="3"/>0 <text:s text:c="3"/>0 <text:s text:c="3"/>0 <text:s text:c="4"/>0 <text:s text:c="9"/>0 <text:s text:c="8"/>0 <text:s text:c="4"/>2688 <text:s text:c="5"/>3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198587819 <text:s/>627987 <text:s text:c="3"/>0 <text:s/>933 <text:s text:c="3"/>0 <text:s text:c="4"/>0 <text:s text:c="9"/>0 <text:s text:c="8"/>0 787435228 <text:s/>695261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3093 20950 994462 106348 65246 502590 4552520 6356260 0 341848 647068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2991 20919 993410 105596 65246 502590 4552520 6356260 0 341768 646993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76 0 0 0 0 0 76 7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256 0 0 0 0 0 256 25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108 0 0 0 0 0 108 108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78 615219 22 386 8 55 23709 3525 20 0 1 0 4 2936832 400 4294967295 3354624 3454460 3214223456 3214218428 3081238 0 0 4096 536946211 3223525726 0 0 0 1 0 0 71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7 400 297 25 0 140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1e:20:92:8a:e0:cf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1c20:92ff:fe8a:e0cf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27987 errors:0 dropped:933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95261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98587819 (198.5 MB) <text:s/>TX bytes:787435228 (787.4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3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3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688 (2.6 KB) <text:s/>TX bytes:2688 (2.6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309 <text:s text:c="5"/>3971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7669 <text:s text:c="5"/>3309 <text:s text:c="5"/>3971 <text:s/>46% /var/lib/ureadahead/debugfs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ib/ureadahead/debugfs type debugfs (rw,relatime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23M03S">
            <text:p>12:23:03</text:p>
          </table:table-cell>
          <table:table-cell office:value-type="float" office:value="1.9">
            <text:p>1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7.8">
            <text:p>97.8</text:p>
          </table:table-cell>
          <table:table-cell office:value-type="float" office:value="2.1">
            <text:p>2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23M33S">
            <text:p>12:23:33</text:p>
          </table:table-cell>
          <table:table-cell office:value-type="float" office:value="14">
            <text:p>14</text:p>
          </table:table-cell>
          <table:table-cell office:value-type="float" office:value="4.2">
            <text:p>4.2</text:p>
          </table:table-cell>
          <table:table-cell office:value-type="float" office:value="10.7">
            <text:p>10.7</text:p>
          </table:table-cell>
          <table:table-cell office:value-type="float" office:value="71.1">
            <text:p>71.1</text:p>
          </table:table-cell>
          <table:table-cell office:value-type="float" office:value="18.2">
            <text:p>18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24M03S">
            <text:p>12:24:03</text:p>
          </table:table-cell>
          <table:table-cell office:value-type="float" office:value="37.1">
            <text:p>37.1</text:p>
          </table:table-cell>
          <table:table-cell office:value-type="float" office:value="3.8">
            <text:p>3.8</text:p>
          </table:table-cell>
          <table:table-cell office:value-type="float" office:value="1.6">
            <text:p>1.6</text:p>
          </table:table-cell>
          <table:table-cell office:value-type="float" office:value="57.4">
            <text:p>57.4</text:p>
          </table:table-cell>
          <table:table-cell office:value-type="float" office:value="40.9">
            <text:p>40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7.6666666666667">
            <text:p>17.67</text:p>
            <draw:frame table:end-cell-address="CPU_ALL.U32" table:end-x="0.474in" table:end-y="0.002in" draw:z-index="0" draw:name="Chart 1" draw:style-name="gr1" svg:width="14.0496in" svg:height="5.0524in" svg:x="0.0299in" svg:y="0.0039in">
              <draw:object draw:notify-on-update-of-ranges="CPU_ALL.A2:CPU_ALL.A4 CPU_ALL.B1:CPU_ALL.B1 CPU_ALL.B2:CPU_ALL.B4 CPU_ALL.C1:CPU_ALL.C1 CPU_ALL.C2:CPU_ALL.C4 CPU_ALL.D1:CPU_ALL.D1 CPU_ALL.D2:CPU_ALL.D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2.73333333333333">
            <text:p>2.73</text:p>
          </table:table-cell>
          <table:table-cell office:value-type="float" office:value="4.1">
            <text:p>4.1</text:p>
          </table:table-cell>
          <table:table-cell office:value-type="float" office:value="75.4333333333333">
            <text:p>75.43</text:p>
          </table:table-cell>
          <table:table-cell office:value-type="float" office:value="20.4">
            <text:p>20.4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8" table:end-x="0.474in" table:end-y="0.0169in" draw:z-index="1" draw:name="Chart 2" draw:style-name="gr1" svg:width="14.0496in" svg:height="5.0535in" svg:x="0.0299in" svg:y="0.0181in">
              <draw:object draw:notify-on-update-of-ranges="CPU_ALL.A2:CPU_ALL.A4 CPU_ALL.G1:CPU_ALL.G1 CPU_ALL.G2:CPU_ALL.G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5.9666666666667">
            <text:p>16.0</text:p>
          </table:table-cell>
          <table:table-cell table:style-name="ce10" office:value-type="float" office:value="2.4">
            <text:p>2.4</text:p>
          </table:table-cell>
          <table:table-cell table:style-name="ce10" office:value-type="float" office:value="1.2">
            <text:p>1.2</text:p>
          </table:table-cell>
          <table:table-cell table:style-name="ce10" office:value-type="float" office:value="80.4666666666667">
            <text:p>80.5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9.7666666666667">
            <text:p>19.8</text:p>
          </table:table-cell>
          <table:table-cell table:style-name="ce10" office:value-type="float" office:value="2.63333333333333">
            <text:p>2.6</text:p>
          </table:table-cell>
          <table:table-cell table:style-name="ce10" office:value-type="float" office:value="1.76666666666667">
            <text:p>1.8</text:p>
          </table:table-cell>
          <table:table-cell table:style-name="ce10" office:value-type="float" office:value="75.8666666666667">
            <text:p>75.9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9.1">
            <text:p>19.1</text:p>
          </table:table-cell>
          <table:table-cell table:style-name="ce10" office:value-type="float" office:value="2.8">
            <text:p>2.8</text:p>
          </table:table-cell>
          <table:table-cell table:style-name="ce10" office:value-type="float" office:value="1.8">
            <text:p>1.8</text:p>
          </table:table-cell>
          <table:table-cell table:style-name="ce10" office:value-type="float" office:value="76.3">
            <text:p>76.3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8.8">
            <text:p>18.8</text:p>
          </table:table-cell>
          <table:table-cell table:style-name="ce10" office:value-type="float" office:value="3.66666666666667">
            <text:p>3.7</text:p>
          </table:table-cell>
          <table:table-cell table:style-name="ce10" office:value-type="float" office:value="12.7333333333333">
            <text:p>12.7</text:p>
          </table:table-cell>
          <table:table-cell table:style-name="ce10" office:value-type="float" office:value="64.8">
            <text:p>64.8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3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23M03S">
            <text:p>12:23:03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23M33S">
            <text:p>12:23:33</text:p>
          </table:table-cell>
          <table:table-cell office:value-type="float" office:value="0">
            <text:p>0</text:p>
          </table:table-cell>
          <table:table-cell office:value-type="float" office:value="2082.6">
            <text:p>2082.6</text:p>
          </table:table-cell>
          <table:table-cell office:value-type="float" office:value="258.2">
            <text:p>258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0H24M03S">
            <text:p>12:24:03</text:p>
          </table:table-cell>
          <table:table-cell office:value-type="float" office:value="0">
            <text:p>0</text:p>
          </table:table-cell>
          <table:table-cell office:value-type="float" office:value="1521.4">
            <text:p>1521.4</text:p>
          </table:table-cell>
          <table:table-cell office:value-type="float" office:value="50.4">
            <text:p>50.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_SUMM.T32" table:end-x="0.6197in" table:end-y="0.002in" draw:z-index="0" draw:name="Chart 1" draw:style-name="gr1" svg:width="14.0118in" svg:height="5.0524in" svg:x="0.0299in" svg:y="0.0039in">
              <draw:object draw:notify-on-update-of-ranges="DISK_SUMM.A2:DISK_SUMM.A4 DISK_SUMM.B1:DISK_SUMM.B1 DISK_SUMM.B2:DISK_SUMM.B4 DISK_SUMM.C1:DISK_SUMM.C1 DISK_SUMM.C2:DISK_SUMM.C4 DISK_SUMM.D2:DISK_SUMM.D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4])" office:value-type="float" office:value="1201.33333333333">
            <text:p>1201.3</text:p>
          </table:table-cell>
          <table:table-cell table:style-name="ce11" table:formula="of:=AVERAGE([.D2:.D4])" office:value-type="float" office:value="102.866666666667">
            <text:p>102.9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644.360540140585">
            <text:p>644.4</text:p>
          </table:table-cell>
          <table:table-cell table:style-name="ce11" table:formula="of:=IF([.D6]=0;0;MAX(SUMPRODUCT([.D2:.D4];[.D2:.D4])/SUM([.D2:.D4])-[.D6];0))" office:value-type="float" office:value="121.395809030028">
            <text:p>121.4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236.906126526082">
            <text:p>236.9</text:p>
          </table:table-cell>
          <table:table-cell table:style-name="ce11" table:formula="of:=ABS(MAX([.D2:.D4])-[.D6]-[.D7])" office:value-type="float" office:value="33.9375243033052">
            <text:p>33.9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8" table:end-x="0.6197in" table:end-y="0.0169in" draw:z-index="1" draw:name="Chart 2" draw:style-name="gr1" svg:width="14.0118in" svg:height="5.0535in" svg:x="0.0299in" svg:y="0.0181in">
              <draw:object draw:notify-on-update-of-ranges="DISK_SUMM.B1:DISK_SUMM.D1 DISK_SUMM.A6:DISK_SUMM.A6 DISK_SUMM.B6:DISK_SUMM.D6 DISK_SUMM.A7:DISK_SUMM.A7 DISK_SUMM.B7:DISK_SUMM.D7 DISK_SUMM.A8:DISK_SUMM.A8 DISK_SUMM.B8:DISK_SUMM.D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23M03S">
            <text:p>12:23:0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23M33S">
            <text:p>12:23:33</text:p>
          </table:table-cell>
          <table:table-cell table:number-columns-repeated="2" office:value-type="float" office:value="8.1">
            <text:p>8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6.2">
            <text:p>16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24M03S">
            <text:p>12:24:03</text:p>
          </table:table-cell>
          <table:table-cell table:number-columns-repeated="2" office:value-type="float" office:value="30.2">
            <text:p>30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60.4">
            <text:p>60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12.7666666666667">
            <text:p>12.8</text:p>
            <draw:frame table:end-cell-address="DISKBSIZE.V32" table:end-x="0.328in" table:end-y="0.002in" draw:z-index="0" draw:name="Chart 1" draw:style-name="gr1" svg:width="14.0177in" svg:height="5.0524in" svg:x="0.0299in" svg:y="0.0039in">
              <draw:object draw:notify-on-update-of-ranges="DISKBSIZE.B1:DISKBSIZE.F1 DISKBSIZE.B6:DISKBSIZE.F6 DISKBSIZE.B7:DISKBSIZE.F7 DISKBSIZE.B8:DISKBSIZE.F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4])" office:value-type="float" office:value="12.7666666666667">
            <text:p>12.8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12.7594429939077">
            <text:p>12.8</text:p>
          </table:table-cell>
          <table:table-cell table:style-name="ce11" table:formula="of:=IF([.C6]=0;0;MAX(SUMPRODUCT([.C2:.C4];[.C2:.C4])/SUM([.C2:.C4])-[.C6];0))" office:value-type="float" office:value="12.7594429939077">
            <text:p>12.8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4.67389033942559">
            <text:p>4.7</text:p>
          </table:table-cell>
          <table:table-cell table:style-name="ce11" table:formula="of:=ABS(MAX([.C2:.C4])-[.C6]-[.C7])" office:value-type="float" office:value="4.67389033942559">
            <text:p>4.7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25.5261096605744">
            <text:p>25.5</text:p>
          </table:table-cell>
          <table:table-cell table:style-name="ce11" table:formula="of:=[.C6]+ [.C7]" office:value-type="float" office:value="25.5261096605744">
            <text:p>25.5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8" table:end-x="0.328in" table:end-y="0.0169in" draw:z-index="1" draw:name="Chart 2" draw:style-name="gr1" svg:width="14.0177in" svg:height="5.0535in" svg:x="0.0299in" svg:y="0.0181in">
              <draw:object draw:notify-on-update-of-ranges="DISKBSIZE.A2:DISKBSIZE.A4 DISKBSIZE.B1:DISKBSIZE.B1 DISKBSIZE.B2:DISKBSIZE.B4 DISKBSIZE.C1:DISKBSIZE.C1 DISKBSIZE.C2:DISKBSIZE.C4 DISKBSIZE.D1:DISKBSIZE.D1 DISKBSIZE.D2:DISKBSIZE.D4 DISKBSIZE.E1:DISKBSIZE.E1 DISKBSIZE.E2:DISKBSIZE.E4 DISKBSIZE.F1:DISKBSIZE.F1 DISKBSIZE.F2:DISKBSIZE.F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23M03S">
            <text:p>12:23:0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23M33S">
            <text:p>12:23:33</text:p>
          </table:table-cell>
          <table:table-cell table:number-columns-repeated="2" office:value-type="float" office:value="53.3">
            <text:p>53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06.6">
            <text:p>106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24M03S">
            <text:p>12:24:03</text:p>
          </table:table-cell>
          <table:table-cell table:number-columns-repeated="2" office:value-type="float" office:value="13.4">
            <text:p>13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6.8">
            <text:p>26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22.2333333333333">
            <text:p>22.2</text:p>
            <draw:frame table:end-cell-address="DISKBUSY.V32" table:end-x="0.328in" table:end-y="0.002in" draw:z-index="0" draw:name="Chart 1" draw:style-name="gr1" svg:width="14.0177in" svg:height="5.0524in" svg:x="0.0299in" svg:y="0.0039in">
              <draw:object draw:notify-on-update-of-ranges="DISKBUSY.B1:DISKBUSY.F1 DISKBUSY.B6:DISKBUSY.F6 DISKBUSY.B7:DISKBUSY.F7 DISKBUSY.B8:DISKBUSY.F8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4])" office:value-type="float" office:value="22.2333333333333">
            <text:p>22.2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23.0507746126937">
            <text:p>23.1</text:p>
          </table:table-cell>
          <table:table-cell table:style-name="ce11" table:formula="of:=IF([.C6]=0;0;MAX(SUMPRODUCT([.C2:.C4];[.C2:.C4])/SUM([.C2:.C4])-[.C6];0))" office:value-type="float" office:value="23.0507746126937">
            <text:p>23.1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8.01589205397301">
            <text:p>8.0</text:p>
          </table:table-cell>
          <table:table-cell table:style-name="ce11" table:formula="of:=ABS(MAX([.C2:.C4])-[.C6]-[.C7])" office:value-type="float" office:value="8.01589205397301">
            <text:p>8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45.284107946027">
            <text:p>45.3</text:p>
          </table:table-cell>
          <table:table-cell table:style-name="ce11" table:formula="of:=[.C6]+ [.C7]" office:value-type="float" office:value="45.284107946027">
            <text:p>45.3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8" table:end-x="0.328in" table:end-y="0.0169in" draw:z-index="1" draw:name="Chart 2" draw:style-name="gr1" svg:width="14.0177in" svg:height="5.0535in" svg:x="0.0299in" svg:y="0.0181in">
              <draw:object draw:notify-on-update-of-ranges="DISKBUSY.A2:DISKBUSY.A4 DISKBUSY.B1:DISKBUSY.B1 DISKBUSY.B2:DISKBUSY.B4 DISKBUSY.C1:DISKBUSY.C1 DISKBUSY.C2:DISKBUSY.C4 DISKBUSY.D1:DISKBUSY.D1 DISKBUSY.D2:DISKBUSY.D4 DISKBUSY.E1:DISKBUSY.E1 DISKBUSY.E2:DISKBUSY.E4 DISKBUSY.F1:DISKBUSY.F1 DISKBUSY.F2:DISKBUSY.F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23M03S">
            <text:p>12:23:0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23M33S">
            <text:p>12:23:3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24M03S">
            <text:p>12:24:0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DISKREAD.V32" table:end-x="0.328in" table:end-y="0.002in" draw:z-index="0" draw:name="Chart 1" draw:style-name="gr1" svg:width="14.0177in" svg:height="5.0524in" svg:x="0.0299in" svg:y="0.0039in">
              <draw:object draw:notify-on-update-of-ranges="DISKREAD.B1:DISKREAD.F1 DISKREAD.B6:DISKREAD.F6 DISKREAD.B7:DISKREAD.F7 DISKREAD.B8:DISKREAD.F8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0">
            <text:p>0.0</text:p>
          </table:table-cell>
          <table:table-cell table:style-name="ce11" table:formula="of:=[.C6]+ [.C7]" office:value-type="float" office:value="0">
            <text:p>0.0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8" table:end-x="0.328in" table:end-y="0.0169in" draw:z-index="1" draw:name="Chart 2" draw:style-name="gr1" svg:width="14.0177in" svg:height="5.0535in" svg:x="0.0299in" svg:y="0.0181in">
              <draw:object draw:notify-on-update-of-ranges="DISKREAD.A2:DISKREAD.A4 DISKREAD.B1:DISKREAD.B1 DISKREAD.B2:DISKREAD.B4 DISKREAD.C1:DISKREAD.C1 DISKREAD.C2:DISKREAD.C4 DISKREAD.D1:DISKREAD.D1 DISKREAD.D2:DISKREAD.D4 DISKREAD.E1:DISKREAD.E1 DISKREAD.E2:DISKREAD.E4 DISKREAD.F1:DISKREAD.F1 DISKREAD.F2:DISKREAD.F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23M03S">
            <text:p>12:23:0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23M33S">
            <text:p>12:23:33</text:p>
          </table:table-cell>
          <table:table-cell table:number-columns-repeated="2" office:value-type="float" office:value="1041.3">
            <text:p>1041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082.6">
            <text:p>2082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24M03S">
            <text:p>12:24:03</text:p>
          </table:table-cell>
          <table:table-cell table:number-columns-repeated="2" office:value-type="float" office:value="760.7">
            <text:p>760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521.4">
            <text:p>1521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600.666666666667">
            <text:p>600.7</text:p>
            <draw:frame table:end-cell-address="DISKWRITE.V32" table:end-x="0.328in" table:end-y="0.002in" draw:z-index="0" draw:name="Chart 1" draw:style-name="gr1" svg:width="14.0177in" svg:height="5.0524in" svg:x="0.0299in" svg:y="0.0039in">
              <draw:object draw:notify-on-update-of-ranges="DISKWRITE.B1:DISKWRITE.F1 DISKWRITE.B6:DISKWRITE.F6 DISKWRITE.B7:DISKWRITE.F7 DISKWRITE.B8:DISKWRITE.F8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4])" office:value-type="float" office:value="600.666666666667">
            <text:p>600.7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322.180270070292">
            <text:p>322.2</text:p>
          </table:table-cell>
          <table:table-cell table:style-name="ce11" table:formula="of:=IF([.C6]=0;0;MAX(SUMPRODUCT([.C2:.C4];[.C2:.C4])/SUM([.C2:.C4])-[.C6];0))" office:value-type="float" office:value="322.180270070292">
            <text:p>322.2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18.453063263041">
            <text:p>118.5</text:p>
          </table:table-cell>
          <table:table-cell table:style-name="ce11" table:formula="of:=ABS(MAX([.C2:.C4])-[.C6]-[.C7])" office:value-type="float" office:value="118.453063263041">
            <text:p>118.5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922.846936736959">
            <text:p>922.8</text:p>
          </table:table-cell>
          <table:table-cell table:style-name="ce11" table:formula="of:=[.C6]+ [.C7]" office:value-type="float" office:value="922.846936736959">
            <text:p>922.8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8" table:end-x="0.328in" table:end-y="0.0169in" draw:z-index="1" draw:name="Chart 2" draw:style-name="gr1" svg:width="14.0177in" svg:height="5.0535in" svg:x="0.0299in" svg:y="0.0181in">
              <draw:object draw:notify-on-update-of-ranges="DISKWRITE.A2:DISKWRITE.A4 DISKWRITE.B1:DISKWRITE.B1 DISKWRITE.B2:DISKWRITE.B4 DISKWRITE.C1:DISKWRITE.C1 DISKWRITE.C2:DISKWRITE.C4 DISKWRITE.D1:DISKWRITE.D1 DISKWRITE.D2:DISKWRITE.D4 DISKWRITE.E1:DISKWRITE.E1 DISKWRITE.E2:DISKWRITE.E4 DISKWRITE.F1:DISKWRITE.F1 DISKWRITE.F2:DISKWRITE.F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3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23M03S">
            <text:p>12:23:03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23M33S">
            <text:p>12:23:33</text:p>
          </table:table-cell>
          <table:table-cell table:number-columns-repeated="2" office:value-type="float" office:value="129.1">
            <text:p>129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58.2">
            <text:p>258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0H24M03S">
            <text:p>12:24:03</text:p>
          </table:table-cell>
          <table:table-cell table:number-columns-repeated="2" office:value-type="float" office:value="25.2">
            <text:p>25.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0.4">
            <text:p>50.4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51.4333333333333">
            <text:p>51.4</text:p>
            <draw:frame table:end-cell-address="DISKXFER.V32" table:end-x="0.328in" table:end-y="0.002in" draw:z-index="0" draw:name="Chart 1" draw:style-name="gr1" svg:width="14.0177in" svg:height="5.0524in" svg:x="0.0299in" svg:y="0.0039in">
              <draw:object draw:notify-on-update-of-ranges="DISKXFER.B1:DISKXFER.F1 DISKXFER.B6:DISKXFER.F6 DISKXFER.B7:DISKXFER.F7 DISKXFER.B8:DISKXFER.F8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4])" office:value-type="float" office:value="51.4333333333333">
            <text:p>51.4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60.6979045150141">
            <text:p>60.7</text:p>
          </table:table-cell>
          <table:table-cell table:style-name="ce11" table:formula="of:=IF([.C6]=0;0;MAX(SUMPRODUCT([.C2:.C4];[.C2:.C4])/SUM([.C2:.C4])-[.C6];0))" office:value-type="float" office:value="60.6979045150141">
            <text:p>60.7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16.9687621516526">
            <text:p>17.0</text:p>
          </table:table-cell>
          <table:table-cell table:style-name="ce11" table:formula="of:=ABS(MAX([.C2:.C4])-[.C6]-[.C7])" office:value-type="float" office:value="16.9687621516526">
            <text:p>17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6]+ [.B7]" office:value-type="float" office:value="112.131237848347">
            <text:p>112.1</text:p>
          </table:table-cell>
          <table:table-cell table:style-name="ce11" table:formula="of:=[.C6]+ [.C7]" office:value-type="float" office:value="112.131237848347">
            <text:p>112.1</text:p>
          </table:table-cell>
          <table:table-cell table:style-name="ce11" table:formula="of:=[.D6]+ [.D7]" office:value-type="float" office:value="0">
            <text:p>0.0</text:p>
          </table:table-cell>
          <table:table-cell table:style-name="ce11" table:formula="of:=[.E6]+ [.E7]" office:value-type="float" office:value="0">
            <text:p>0.0</text:p>
          </table:table-cell>
          <table:table-cell table:style-name="ce11" table:formula="of:=[.F6]+ [.F7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8" table:end-x="0.328in" table:end-y="0.0169in" draw:z-index="1" draw:name="Chart 2" draw:style-name="gr1" svg:width="14.0177in" svg:height="5.0535in" svg:x="0.0299in" svg:y="0.0181in">
              <draw:object draw:notify-on-update-of-ranges="DISKXFER.A2:DISKXFER.A4 DISKXFER.B1:DISKXFER.B1 DISKXFER.B2:DISKXFER.B4 DISKXFER.C1:DISKXFER.C1 DISKXFER.C2:DISKXFER.C4 DISKXFER.D1:DISKXFER.D1 DISKXFER.D2:DISKXFER.D4 DISKXFER.E1:DISKXFER.E1 DISKXFER.E2:DISKXFER.E4 DISKXFER.F1:DISKXFER.F1 DISKXFER.F2:DISKXFER.F4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office:value-type="string">
            <text:p>/var/lib/ureadahead/debugf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23M03S">
            <text:p>12:23:03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office:value-type="float" office:value="43.1">
            <text:p>43.1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23M33S">
            <text:p>12:23:33</text:p>
          </table:table-cell>
          <table:table-cell office:value-type="float" office:value="43.4">
            <text:p>43.4</text:p>
          </table:table-cell>
          <table:table-cell table:number-columns-repeated="4" office:value-type="float" office:value="0">
            <text:p>0</text:p>
          </table:table-cell>
          <table:table-cell office:value-type="float" office:value="43.4">
            <text:p>43.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0H24M03S">
            <text:p>12:24:03</text:p>
          </table:table-cell>
          <table:table-cell office:value-type="float" office:value="43.2">
            <text:p>43.2</text:p>
          </table:table-cell>
          <table:table-cell table:number-columns-repeated="4" office:value-type="float" office:value="0">
            <text:p>0</text:p>
          </table:table-cell>
          <table:table-cell office:value-type="float" office:value="43.2">
            <text:p>43.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43.2333333333333">
            <text:p>43.2</text:p>
            <draw:frame table:end-cell-address="JFSFILE.U32" table:end-x="0.474in" table:end-y="0.002in" draw:z-index="0" draw:name="Chart 1" draw:style-name="gr1" svg:width="14.0496in" svg:height="5.0524in" svg:x="0.0299in" svg:y="0.0039in">
              <draw:object draw:notify-on-update-of-ranges="JFSFILE.B1:JFSFILE.G1 JFSFILE.A6:JFSFILE.A6 JFSFILE.B6:JFSFILE.G6 JFSFILE.A7:JFSFILE.A7 JFSFILE.B7:JFSFILE.G7 JFSFILE.A8:JFSFILE.A8 JFSFILE.B8:JFSFILE.G8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4])" office:value-type="float" office:value="0">
            <text:p>0.0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0">
            <text:p>0.0</text:p>
          </table:table-cell>
          <table:table-cell table:style-name="ce11" table:formula="of:=AVERAGE([.F2:.F4])" office:value-type="float" office:value="0">
            <text:p>0.0</text:p>
          </table:table-cell>
          <table:table-cell table:style-name="ce11" table:formula="of:=AVERAGE([.G2:.G4])" office:value-type="float" office:value="43.2333333333333">
            <text:p>43.2</text:p>
          </table:table-cell>
          <table:table-cell table:number-columns-repeated="1017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.000359804677472653">
            <text:p>0.0</text:p>
          </table:table-cell>
          <table:table-cell table:style-name="ce11" table:formula="of:=IF([.C6]=0;0;MAX(SUMPRODUCT([.C2:.C4];[.C2:.C4])/SUM([.C2:.C4])-[.C6];0))" office:value-type="float" office:value="0">
            <text:p>0.0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0">
            <text:p>0.0</text:p>
          </table:table-cell>
          <table:table-cell table:style-name="ce11" table:formula="of:=IF([.F6]=0;0;MAX(SUMPRODUCT([.F2:.F4];[.F2:.F4])/SUM([.F2:.F4])-[.F6];0))" office:value-type="float" office:value="0">
            <text:p>0.0</text:p>
          </table:table-cell>
          <table:table-cell table:style-name="ce11" table:formula="of:=IF([.G6]=0;0;MAX(SUMPRODUCT([.G2:.G4];[.G2:.G4])/SUM([.G2:.G4])-[.G6];0))" office:value-type="float" office:value="0.000359804677472653">
            <text:p>0.0</text:p>
          </table:table-cell>
          <table:table-cell table:number-columns-repeated="1017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.166306861989199">
            <text:p>0.2</text:p>
          </table:table-cell>
          <table:table-cell table:style-name="ce11" table:formula="of:=ABS(MAX([.C2:.C4])-[.C6]-[.C7])" office:value-type="float" office:value="0">
            <text:p>0.0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0">
            <text:p>0.0</text:p>
          </table:table-cell>
          <table:table-cell table:style-name="ce11" table:formula="of:=ABS(MAX([.F2:.F4])-[.F6]-[.F7])" office:value-type="float" office:value="0">
            <text:p>0.0</text:p>
          </table:table-cell>
          <table:table-cell table:style-name="ce11" table:formula="of:=ABS(MAX([.G2:.G4])-[.G6]-[.G7])" office:value-type="float" office:value="0.166306861989199">
            <text:p>0.2</text:p>
          </table:table-cell>
          <table:table-cell table:number-columns-repeated="1017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3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23M03S">
            <text:p>12:23:03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028.9">
            <text:p>2028.9</text:p>
          </table:table-cell>
          <table:table-cell office:value-type="float" office:value="1404.9">
            <text:p>1404.9</text:p>
          </table:table-cell>
          <table:table-cell office:value-type="float" office:value="624">
            <text:p>62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71.3">
            <text:p>871.3</text:p>
          </table:table-cell>
          <table:table-cell office:value-type="float" office:value="1579.8">
            <text:p>1579.8</text:p>
          </table:table-cell>
          <table:table-cell office:value-type="float" office:value="-1">
            <text:p>-1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354.8">
            <text:p>354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23M33S">
            <text:p>12:23:33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999">
            <text:p>1999</text:p>
          </table:table-cell>
          <table:table-cell office:value-type="float" office:value="1379.6">
            <text:p>1379.6</text:p>
          </table:table-cell>
          <table:table-cell office:value-type="float" office:value="619.4">
            <text:p>619.4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91.6">
            <text:p>891.6</text:p>
          </table:table-cell>
          <table:table-cell office:value-type="float" office:value="1591.5">
            <text:p>1591.5</text:p>
          </table:table-cell>
          <table:table-cell office:value-type="float" office:value="-1">
            <text:p>-1</text:p>
          </table:table-cell>
          <table:table-cell office:value-type="float" office:value="149.1">
            <text:p>149.1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0H24M03S">
            <text:p>12:24:03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1982.8">
            <text:p>1982.8</text:p>
          </table:table-cell>
          <table:table-cell office:value-type="float" office:value="1363.6">
            <text:p>1363.6</text:p>
          </table:table-cell>
          <table:table-cell office:value-type="float" office:value="619.2">
            <text:p>619.2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874.5">
            <text:p>874.5</text:p>
          </table:table-cell>
          <table:table-cell office:value-type="float" office:value="1622.9">
            <text:p>1622.9</text:p>
          </table:table-cell>
          <table:table-cell office:value-type="float" office:value="-1">
            <text:p>-1</text:p>
          </table:table-cell>
          <table:table-cell office:value-type="float" office:value="149.6">
            <text:p>149.6</text:p>
          </table:table-cell>
          <table:table-cell office:value-type="float" office:value="0">
            <text:p>0</text:p>
          </table:table-cell>
          <table:table-cell office:value-type="float" office:value="356.9">
            <text:p>356.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2" table:end-x="0.1303in" table:end-y="0.002in" draw:z-index="0" draw:name="Chart 1" draw:style-name="gr1" svg:width="13.9429in" svg:height="5.0524in" svg:x="0.0299in" svg:y="0.0039in">
              <draw:object draw:notify-on-update-of-ranges="MEM.A2:MEM.A4 MEM.F1:MEM.F1 MEM.F2:MEM.F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8" table:end-x="0.1303in" table:end-y="0.0169in" draw:z-index="1" draw:name="Chart 2" draw:style-name="gr1" svg:width="13.9429in" svg:height="5.0535in" svg:x="0.0299in" svg:y="0.0181in">
              <draw:object draw:notify-on-update-of-ranges="MEM.A2:MEM.A4 MEM.B1:MEM.B1 MEM.B2:MEM.B4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3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23M03S">
            <text:p>12:23:03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0.9">
            <text:p>0.9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23M33S">
            <text:p>12:23:33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664.9">
            <text:p>664.9</text:p>
          </table:table-cell>
          <table:table-cell office:value-type="float" office:value="0">
            <text:p>0</text:p>
          </table:table-cell>
          <table:table-cell office:value-type="float" office:value="897.9">
            <text:p>897.9</text:p>
          </table:table-cell>
          <table:table-cell office:value-type="float" office:value="233">
            <text:p>233</text:p>
          </table:table-cell>
          <table:table-cell office:value-type="float" office:value="-664.9">
            <text:p>-664.9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0H24M03S">
            <text:p>12:24:03</text:p>
          </table:table-cell>
          <table:table-cell office:value-type="float" office:value="0">
            <text:p>0</text:p>
          </table:table-cell>
          <table:table-cell office:value-type="float" office:value="62.9">
            <text:p>62.9</text:p>
          </table:table-cell>
          <table:table-cell office:value-type="float" office:value="0">
            <text:p>0</text:p>
          </table:table-cell>
          <table:table-cell office:value-type="float" office:value="1685.8">
            <text:p>1685.8</text:p>
          </table:table-cell>
          <table:table-cell office:value-type="float" office:value="0">
            <text:p>0</text:p>
          </table:table-cell>
          <table:table-cell office:value-type="float" office:value="1748.7">
            <text:p>1748.7</text:p>
          </table:table-cell>
          <table:table-cell office:value-type="float" office:value="62.9">
            <text:p>62.9</text:p>
          </table:table-cell>
          <table:table-cell office:value-type="float" office:value="-1685.8">
            <text:p>-1685.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.U32" table:end-x="0.474in" table:end-y="0.002in" draw:z-index="0" draw:name="Chart 1" draw:style-name="gr1" svg:width="14.0496in" svg:height="5.0524in" svg:x="0.0299in" svg:y="0.0039in">
              <draw:object draw:notify-on-update-of-ranges="NET.A2:NET.A4 NET.I1:NET.I1 NET.I2:NET.I4 NET.H1:NET.H1 NET.H2:NET.H4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4])" office:value-type="float" office:value="98.9333333333333">
            <text:p>98.9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783.633333333333">
            <text:p>783.6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97.3140386343217">
            <text:p>97.3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613.284310973103">
            <text:p>613.3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36.752628032345">
            <text:p>36.8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288.882355693564">
            <text:p>288.9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8" table:end-x="0.474in" table:end-y="0.0169in" draw:z-index="1" draw:name="Chart 2" draw:style-name="gr1" svg:width="14.0496in" svg:height="5.0535in" svg:x="0.0299in" svg:y="0.0181in">
              <draw:object draw:notify-on-update-of-ranges="NET.B1:NET.E1 NET.A6:NET.A6 NET.B6:NET.E6 NET.A7:NET.A7 NET.B7:NET.E7 NET.A8:NET.A8 NET.B8:NET.E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4" table:end-x="0.474in" table:end-y="0.0307in" draw:z-index="2" draw:name="Chart 3" draw:style-name="gr1" svg:width="14.0496in" svg:height="5.0535in" svg:x="0.0299in" svg:y="0.0319in">
              <draw:object draw:notify-on-update-of-ranges="NET.A2:NET.A4 NET.B1:NET.B1 NET.B2:NET.B4 NET.C1:NET.C1 NET.C2:NET.C4 NET.D1:NET.D1 NET.D2:NET.D4 NET.E1:NET.E1 NET.E2:NET.E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3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23M03S">
            <text:p>12:23:03</text:p>
          </table:table-cell>
          <table:table-cell office:value-type="float" office:value="0">
            <text:p>0</text:p>
          </table:table-cell>
          <table:table-cell office:value-type="float" office:value="13.6">
            <text:p>13.6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23M33S">
            <text:p>12:23:33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office:value-type="float" office:value="969.6">
            <text:p>969.6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0H24M03S">
            <text:p>12:24:03</text:p>
          </table:table-cell>
          <table:table-cell office:value-type="float" office:value="0">
            <text:p>0</text:p>
          </table:table-cell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4])" office:value-type="float" office:value="0">
            <text:p>0.0</text:p>
            <draw:frame table:end-cell-address="NETPACKET.U32" table:end-x="0.474in" table:end-y="0.002in" draw:z-index="0" draw:name="Chart 1" draw:style-name="gr1" svg:width="14.0496in" svg:height="5.0524in" svg:x="0.0299in" svg:y="0.0039in">
              <draw:object draw:notify-on-update-of-ranges="NETPACKET.B1:NETPACKET.E1 NETPACKET.A6:NETPACKET.A6 NETPACKET.B6:NETPACKET.E6 NETPACKET.A7:NETPACKET.A7 NETPACKET.B7:NETPACKET.E7 NETPACKET.A8:NETPACKET.A8 NETPACKET.B8:NETPACKET.E8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4])" office:value-type="float" office:value="477.2">
            <text:p>477.2</text:p>
          </table:table-cell>
          <table:table-cell table:style-name="ce11" table:formula="of:=AVERAGE([.D2:.D4])" office:value-type="float" office:value="0">
            <text:p>0.0</text:p>
          </table:table-cell>
          <table:table-cell table:style-name="ce11" table:formula="of:=AVERAGE([.E2:.E4])" office:value-type="float" office:value="753.833333333333">
            <text:p>753.8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6]=0;0;MAX(SUMPRODUCT([.B2:.B4];[.B2:.B4])/SUM([.B2:.B4])-[.B6];0))" office:value-type="float" office:value="0">
            <text:p>0.0</text:p>
          </table:table-cell>
          <table:table-cell table:style-name="ce11" table:formula="of:=IF([.C6]=0;0;MAX(SUMPRODUCT([.C2:.C4];[.C2:.C4])/SUM([.C2:.C4])-[.C6];0))" office:value-type="float" office:value="233.476837105337">
            <text:p>233.5</text:p>
          </table:table-cell>
          <table:table-cell table:style-name="ce11" table:formula="of:=IF([.D6]=0;0;MAX(SUMPRODUCT([.D2:.D4];[.D2:.D4])/SUM([.D2:.D4])-[.D6];0))" office:value-type="float" office:value="0">
            <text:p>0.0</text:p>
          </table:table-cell>
          <table:table-cell table:style-name="ce11" table:formula="of:=IF([.E6]=0;0;MAX(SUMPRODUCT([.E2:.E4];[.E2:.E4])/SUM([.E2:.E4])-[.E6];0))" office:value-type="float" office:value="398.855576682143">
            <text:p>398.9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4])-[.B6]-[.B7])" office:value-type="float" office:value="0">
            <text:p>0.0</text:p>
          </table:table-cell>
          <table:table-cell table:style-name="ce11" table:formula="of:=ABS(MAX([.C2:.C4])-[.C6]-[.C7])" office:value-type="float" office:value="75.3231628946633">
            <text:p>75.3</text:p>
          </table:table-cell>
          <table:table-cell table:style-name="ce11" table:formula="of:=ABS(MAX([.D2:.D4])-[.D6]-[.D7])" office:value-type="float" office:value="0">
            <text:p>0.0</text:p>
          </table:table-cell>
          <table:table-cell table:style-name="ce11" table:formula="of:=ABS(MAX([.E2:.E4])-[.E6]-[.E7])" office:value-type="float" office:value="138.311089984524">
            <text:p>138.3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8" table:end-x="0.474in" table:end-y="0.0169in" draw:z-index="1" draw:name="Chart 2" draw:style-name="gr1" svg:width="14.0496in" svg:height="5.0535in" svg:x="0.0299in" svg:y="0.0181in">
              <draw:object draw:notify-on-update-of-ranges="NETPACKET.A2:NETPACKET.A4 NETPACKET.B1:NETPACKET.B1 NETPACKET.B2:NETPACKET.B4 NETPACKET.C1:NETPACKET.C1 NETPACKET.C2:NETPACKET.C4 NETPACKET.D1:NETPACKET.D1 NETPACKET.D2:NETPACKET.D4 NETPACKET.E1:NETPACKET.E1 NETPACKET.E2:NETPACKET.E4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3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23M03S">
            <text:p>12:23:0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23M33S">
            <text:p>12:23:3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2319.4">
            <text:p>2319.4</text:p>
          </table:table-cell>
          <table:table-cell table:number-columns-repeated="3" office:value-type="float" office:value="-1">
            <text:p>-1</text:p>
          </table:table-cell>
          <table:table-cell office:value-type="float" office:value="0.2">
            <text:p>0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0H24M03S">
            <text:p>12:24:0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381.6">
            <text:p>1381.6</text:p>
          </table:table-cell>
          <table:table-cell table:number-columns-repeated="3" office:value-type="float" office:value="-1">
            <text:p>-1</text:p>
          </table:table-cell>
          <table:table-cell office:value-type="float" office:value="0.3">
            <text:p>0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2" table:end-x="0.474in" table:end-y="0.002in" draw:z-index="0" draw:name="Chart 1" draw:style-name="gr1" svg:width="14.0496in" svg:height="5.0524in" svg:x="0.0299in" svg:y="0.0039in">
              <draw:object draw:notify-on-update-of-ranges="PROC.A2:PROC.A4 PROC.B1:PROC.B1 PROC.B2:PROC.B4 PROC.C1:PROC.C1 PROC.C2:PROC.C4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8" table:end-x="0.474in" table:end-y="0.0169in" draw:z-index="1" draw:name="Chart 2" draw:style-name="gr1" svg:width="14.0496in" svg:height="5.0535in" svg:x="0.0299in" svg:y="0.0181in">
              <draw:object draw:notify-on-update-of-ranges="PROC.A2:PROC.A4 PROC.D2:PROC.D4 PROC.E2:PROC.E4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4" table:end-x="0.474in" table:end-y="0.0307in" draw:z-index="2" draw:name="Chart 3" draw:style-name="gr1" svg:width="14.0496in" svg:height="5.0535in" svg:x="0.0299in" svg:y="0.0319in">
              <draw:object draw:notify-on-update-of-ranges="PROC.A2:PROC.A4 PROC.H2:PROC.H4 PROC.I2:PROC.I4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23M03S">
            <text:p>12:23:03</text:p>
          </table:table-cell>
          <table:table-cell table:number-columns-repeated="3" office:value-type="float" office:value="-1">
            <text:p>-1</text:p>
          </table:table-cell>
          <table:table-cell office:value-type="float" office:value="75">
            <text:p>75</text:p>
          </table:table-cell>
          <table:table-cell table:number-columns-repeated="13" office:value-type="float" office:value="-1">
            <text:p>-1</text:p>
          </table:table-cell>
          <table:table-cell office:value-type="float" office:value="7328">
            <text:p>7328</text:p>
          </table:table-cell>
          <table:table-cell office:value-type="float" office:value="-1">
            <text:p>-1</text:p>
          </table:table-cell>
          <table:table-cell office:value-type="float" office:value="2202">
            <text:p>2202</text:p>
          </table:table-cell>
          <table:table-cell office:value-type="float" office:value="775">
            <text:p>775</text:p>
          </table:table-cell>
          <table:table-cell office:value-type="float" office:value="-1">
            <text:p>-1</text:p>
          </table:table-cell>
          <table:table-cell office:value-type="float" office:value="260179">
            <text:p>260179</text:p>
          </table:table-cell>
          <table:table-cell table:number-columns-repeated="7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49">
            <text:p>49</text:p>
          </table:table-cell>
          <table:table-cell table:number-columns-repeated="3" office:value-type="float" office:value="-1">
            <text:p>-1</text:p>
          </table:table-cell>
          <table:table-cell office:value-type="float" office:value="48">
            <text:p>4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23M33S">
            <text:p>12:23:33</text:p>
          </table:table-cell>
          <table:table-cell table:number-columns-repeated="3" office:value-type="float" office:value="-1">
            <text:p>-1</text:p>
          </table:table-cell>
          <table:table-cell office:value-type="float" office:value="85">
            <text:p>85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316">
            <text:p>1316</text:p>
          </table:table-cell>
          <table:table-cell office:value-type="float" office:value="0">
            <text:p>0</text:p>
          </table:table-cell>
          <table:table-cell office:value-type="float" office:value="4149">
            <text:p>4149</text:p>
          </table:table-cell>
          <table:table-cell table:number-columns-repeated="2" office:value-type="float" office:value="0">
            <text:p>0</text:p>
          </table:table-cell>
          <table:table-cell office:value-type="float" office:value="-260180">
            <text:p>-260180</text:p>
          </table:table-cell>
          <table:table-cell table:number-columns-repeated="9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-17">
            <text:p>-1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0H24M03S">
            <text:p>12:24:03</text:p>
          </table:table-cell>
          <table:table-cell table:number-columns-repeated="3"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  <table:table-cell office:value-type="float" office:value="-5823">
            <text:p>-5823</text:p>
          </table:table-cell>
          <table:table-cell table:number-columns-repeated="1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2" table:end-x="0.474in" table:end-y="0.002in" draw:z-index="0" draw:name="Chart 1" draw:style-name="gr1" svg:width="14.0496in" svg:height="5.0524in" svg:x="0.0299in" svg:y="0.0039in">
              <draw:object draw:notify-on-update-of-ranges="VM.A2:VM.A4 VM.H1:VM.H1 VM.H2:VM.H4 VM.I1:VM.I1 VM.I2:VM.I4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8" table:end-x="0.474in" table:end-y="0.0169in" draw:z-index="1" draw:name="Chart 2" draw:style-name="gr1" svg:width="14.0496in" svg:height="5.0535in" svg:x="0.0299in" svg:y="0.0181in">
              <draw:object draw:notify-on-update-of-ranges="VM.A2:VM.A4 VM.J1:VM.J1 VM.J2:VM.J4 VM.K1:VM.K1 VM.K2:VM.K4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2H23M03S">
            <text:p>12:23:03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23M03S">
            <text:p>12:23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2H23M33S">
            <text:p>12:23:33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23M33S">
            <text:p>12:23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2H24M03S">
            <text:p>12:24:03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0H24M03S">
            <text:p>12:24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23M03S">
            <text:p>12:23:03</text:p>
          </table:table-cell>
          <table:table-cell office:value-type="float" office:value="4.1">
            <text:p>4.1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94.6">
            <text:p>94.6</text:p>
          </table:table-cell>
          <table:table-cell office:value-type="float" office:value="4.7">
            <text:p>4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23M33S">
            <text:p>12:23:33</text:p>
          </table:table-cell>
          <table:table-cell office:value-type="float" office:value="13.2">
            <text:p>13.2</text:p>
          </table:table-cell>
          <table:table-cell office:value-type="float" office:value="4.3">
            <text:p>4.3</text:p>
          </table:table-cell>
          <table:table-cell office:value-type="float" office:value="2.6">
            <text:p>2.6</text:p>
          </table:table-cell>
          <table:table-cell office:value-type="float" office:value="79.9">
            <text:p>79.9</text:p>
          </table:table-cell>
          <table:table-cell office:value-type="float" office:value="17.5">
            <text:p>17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24M03S">
            <text:p>12:24:03</text:p>
          </table:table-cell>
          <table:table-cell office:value-type="float" office:value="30.6">
            <text:p>30.6</text:p>
          </table:table-cell>
          <table:table-cell office:value-type="float" office:value="2.3">
            <text:p>2.3</text:p>
          </table:table-cell>
          <table:table-cell office:value-type="float" office:value="0.3">
            <text:p>0.3</text:p>
          </table:table-cell>
          <table:table-cell office:value-type="float" office:value="66.9">
            <text:p>66.9</text:p>
          </table:table-cell>
          <table:table-cell office:value-type="float" office:value="32.9">
            <text:p>32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5.9666666666667">
            <text:p>15.97</text:p>
            <draw:frame table:end-cell-address="CPU01.U32" table:end-x="0.474in" table:end-y="0.002in" draw:z-index="0" draw:name="Chart 1" draw:style-name="gr1" svg:width="14.0496in" svg:height="5.0524in" svg:x="0.0299in" svg:y="0.0039in">
              <draw:object draw:notify-on-update-of-ranges="CPU01.A2:CPU01.A4 CPU01.B1:CPU01.B1 CPU01.B2:CPU01.B4 CPU01.C1:CPU01.C1 CPU01.C2:CPU01.C4 CPU01.D1:CPU01.D1 CPU01.D2:CPU01.D4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2.4">
            <text:p>2.4</text:p>
          </table:table-cell>
          <table:table-cell office:value-type="float" office:value="1.2">
            <text:p>1.2</text:p>
          </table:table-cell>
          <table:table-cell office:value-type="float" office:value="80.4666666666667">
            <text:p>80.47</text:p>
          </table:table-cell>
          <table:table-cell office:value-type="float" office:value="18.3666666666667">
            <text:p>18.3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23M03S">
            <text:p>12:23:03</text:p>
          </table:table-cell>
          <table:table-cell office:value-type="float" office:value="4.8">
            <text:p>4.8</text:p>
          </table:table-cell>
          <table:table-cell office:value-type="float" office:value="0.7">
            <text:p>0.7</text:p>
          </table:table-cell>
          <table:table-cell office:value-type="float" office:value="0.6">
            <text:p>0.6</text:p>
          </table:table-cell>
          <table:table-cell office:value-type="float" office:value="94">
            <text:p>94</text:p>
          </table:table-cell>
          <table:table-cell office:value-type="float" office:value="5.5">
            <text:p>5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23M33S">
            <text:p>12:23:33</text:p>
          </table:table-cell>
          <table:table-cell office:value-type="float" office:value="13.6">
            <text:p>13.6</text:p>
          </table:table-cell>
          <table:table-cell office:value-type="float" office:value="3.6">
            <text:p>3.6</text:p>
          </table:table-cell>
          <table:table-cell office:value-type="float" office:value="4.3">
            <text:p>4.3</text:p>
          </table:table-cell>
          <table:table-cell office:value-type="float" office:value="78.6">
            <text:p>78.6</text:p>
          </table:table-cell>
          <table:table-cell office:value-type="float" office:value="17.2">
            <text:p>17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24M03S">
            <text:p>12:24:03</text:p>
          </table:table-cell>
          <table:table-cell office:value-type="float" office:value="40.9">
            <text:p>40.9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55">
            <text:p>55</text:p>
          </table:table-cell>
          <table:table-cell office:value-type="float" office:value="44.5">
            <text:p>44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9.7666666666667">
            <text:p>19.77</text:p>
            <draw:frame table:end-cell-address="CPU02.U32" table:end-x="0.474in" table:end-y="0.002in" draw:z-index="0" draw:name="Chart 1" draw:style-name="gr1" svg:width="14.0496in" svg:height="5.0524in" svg:x="0.0299in" svg:y="0.0039in">
              <draw:object draw:notify-on-update-of-ranges="CPU02.A2:CPU02.A4 CPU02.B1:CPU02.B1 CPU02.B2:CPU02.B4 CPU02.C1:CPU02.C1 CPU02.C2:CPU02.C4 CPU02.D1:CPU02.D1 CPU02.D2:CPU02.D4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2.63333333333333">
            <text:p>2.63</text:p>
          </table:table-cell>
          <table:table-cell office:value-type="float" office:value="1.76666666666667">
            <text:p>1.77</text:p>
          </table:table-cell>
          <table:table-cell office:value-type="float" office:value="75.8666666666667">
            <text:p>75.87</text:p>
          </table:table-cell>
          <table:table-cell office:value-type="float" office:value="22.4">
            <text:p>22.4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23M03S">
            <text:p>12:23:03</text:p>
          </table:table-cell>
          <table:table-cell office:value-type="float" office:value="4.5">
            <text:p>4.5</text:p>
          </table:table-cell>
          <table:table-cell office:value-type="float" office:value="0.6">
            <text:p>0.6</text:p>
          </table:table-cell>
          <table:table-cell office:value-type="float" office:value="0.9">
            <text:p>0.9</text:p>
          </table:table-cell>
          <table:table-cell office:value-type="float" office:value="94">
            <text:p>94</text:p>
          </table:table-cell>
          <table:table-cell office:value-type="float" office:value="5.1">
            <text:p>5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23M33S">
            <text:p>12:23:33</text:p>
          </table:table-cell>
          <table:table-cell office:value-type="float" office:value="14.6">
            <text:p>14.6</text:p>
          </table:table-cell>
          <table:table-cell office:value-type="float" office:value="3.9">
            <text:p>3.9</text:p>
          </table:table-cell>
          <table:table-cell office:value-type="float" office:value="4.1">
            <text:p>4.1</text:p>
          </table:table-cell>
          <table:table-cell office:value-type="float" office:value="77.4">
            <text:p>77.4</text:p>
          </table:table-cell>
          <table:table-cell office:value-type="float" office:value="18.5">
            <text:p>18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24M03S">
            <text:p>12:24:03</text:p>
          </table:table-cell>
          <table:table-cell office:value-type="float" office:value="38.2">
            <text:p>38.2</text:p>
          </table:table-cell>
          <table:table-cell office:value-type="float" office:value="3.9">
            <text:p>3.9</text:p>
          </table:table-cell>
          <table:table-cell office:value-type="float" office:value="0.4">
            <text:p>0.4</text:p>
          </table:table-cell>
          <table:table-cell office:value-type="float" office:value="57.5">
            <text:p>57.5</text:p>
          </table:table-cell>
          <table:table-cell office:value-type="float" office:value="42.1">
            <text:p>42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9.1">
            <text:p>19.1</text:p>
            <draw:frame table:end-cell-address="CPU03.U32" table:end-x="0.474in" table:end-y="0.002in" draw:z-index="0" draw:name="Chart 1" draw:style-name="gr1" svg:width="14.0496in" svg:height="5.0524in" svg:x="0.0299in" svg:y="0.0039in">
              <draw:object draw:notify-on-update-of-ranges="CPU03.A2:CPU03.A4 CPU03.B1:CPU03.B1 CPU03.B2:CPU03.B4 CPU03.C1:CPU03.C1 CPU03.C2:CPU03.C4 CPU03.D1:CPU03.D1 CPU03.D2:CPU03.D4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2.8">
            <text:p>2.8</text:p>
          </table:table-cell>
          <table:table-cell office:value-type="float" office:value="1.8">
            <text:p>1.8</text:p>
          </table:table-cell>
          <table:table-cell office:value-type="float" office:value="76.3">
            <text:p>76.3</text:p>
          </table:table-cell>
          <table:table-cell office:value-type="float" office:value="21.9">
            <text:p>21.9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3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23M03S">
            <text:p>12:23:03</text:p>
          </table:table-cell>
          <table:table-cell office:value-type="float" office:value="4.2">
            <text:p>4.2</text:p>
          </table:table-cell>
          <table:table-cell office:value-type="float" office:value="0.7">
            <text:p>0.7</text:p>
          </table:table-cell>
          <table:table-cell office:value-type="float" office:value="2.6">
            <text:p>2.6</text:p>
          </table:table-cell>
          <table:table-cell office:value-type="float" office:value="92.5">
            <text:p>92.5</text:p>
          </table:table-cell>
          <table:table-cell office:value-type="float" office:value="4.9">
            <text:p>4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23M33S">
            <text:p>12:23:33</text:p>
          </table:table-cell>
          <table:table-cell office:value-type="float" office:value="14.6">
            <text:p>14.6</text:p>
          </table:table-cell>
          <table:table-cell office:value-type="float" office:value="5">
            <text:p>5</text:p>
          </table:table-cell>
          <table:table-cell office:value-type="float" office:value="30.5">
            <text:p>30.5</text:p>
          </table:table-cell>
          <table:table-cell office:value-type="float" office:value="49.9">
            <text:p>49.9</text:p>
          </table:table-cell>
          <table:table-cell office:value-type="float" office:value="19.6">
            <text:p>19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0H24M03S">
            <text:p>12:24:03</text:p>
          </table:table-cell>
          <table:table-cell office:value-type="float" office:value="37.6">
            <text:p>37.6</text:p>
          </table:table-cell>
          <table:table-cell office:value-type="float" office:value="5.3">
            <text:p>5.3</text:p>
          </table:table-cell>
          <table:table-cell office:value-type="float" office:value="5.1">
            <text:p>5.1</text:p>
          </table:table-cell>
          <table:table-cell office:value-type="float" office:value="52">
            <text:p>52</text:p>
          </table:table-cell>
          <table:table-cell office:value-type="float" office:value="42.9">
            <text:p>42.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8.8">
            <text:p>18.8</text:p>
            <draw:frame table:end-cell-address="CPU04.U32" table:end-x="0.474in" table:end-y="0.002in" draw:z-index="0" draw:name="Chart 1" draw:style-name="gr1" svg:width="14.0496in" svg:height="5.0524in" svg:x="0.0299in" svg:y="0.0039in">
              <draw:object draw:notify-on-update-of-ranges="CPU04.A2:CPU04.A4 CPU04.B1:CPU04.B1 CPU04.B2:CPU04.B4 CPU04.C1:CPU04.C1 CPU04.C2:CPU04.C4 CPU04.D1:CPU04.D1 CPU04.D2:CPU04.D4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3.66666666666667">
            <text:p>3.67</text:p>
          </table:table-cell>
          <table:table-cell office:value-type="float" office:value="12.7333333333333">
            <text:p>12.73</text:p>
          </table:table-cell>
          <table:table-cell office:value-type="float" office:value="64.8">
            <text:p>64.8</text:p>
          </table:table-cell>
          <table:table-cell office:value-type="float" office:value="22.4666666666667">
            <text:p>22.47</text:p>
          </table:table-cell>
          <table:table-cell table:number-columns-repeated="1018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4:5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509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9/16/2011</text:p>
        </chart:title>
        <chart:legend chart:legend-position="end" svg:x="32.81cm" svg:y="5.832cm" chart:style-name="ch3"/>
        <chart:plot-area chart:style-name="ch4" table:cell-range-address="CPU_ALL.A2:CPU_ALL.A4 CPU_ALL.F1:CPU_ALL.F4 DISK_SUMM.D2:DISK_SUMM.D4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4" chart:label-cell-address="CPU_ALL.F1:CPU_ALL.F1" chart:class="chart:line">
            <chart:data-point chart:repeated="3"/>
          </chart:series>
          <chart:series chart:attached-axis="secondary-y" chart:style-name="ch11" chart:values-cell-range-address="DISK_SUMM.D2:DISK_SUMM.D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23:03</text:p>
              </table:table-cell>
              <table:table-cell office:value-type="float" office:value="2.1">
                <text:p text:id="CPU_ALL.F2:CPU_ALL.F4">2.1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18.2">
                <text:p>18.2</text:p>
              </table:table-cell>
              <table:table-cell office:value-type="float" office:value="258.2">
                <text:p>258.2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40.9">
                <text:p>40.9</text:p>
              </table:table-cell>
              <table:table-cell office:value-type="float" office:value="50.4">
                <text:p>5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1.228cm" svg:y="0.256cm" chart:style-name="ch2">
          <text:p>Disk %Busy JMeter_Test_390_Threads  9/16/2011</text:p>
        </chart:title>
        <chart:legend chart:legend-position="end" svg:x="33.368cm" svg:y="5.131cm" chart:style-name="ch3"/>
        <chart:plot-area chart:style-name="ch4" table:cell-range-address="DISKBUSY.A1:DISKBUSY.F4" chart:data-source-has-labels="both" svg:x="0.712cm" svg:y="1.281cm" svg:width="31.945cm" svg:height="11.044cm">
          <chart:axis chart:dimension="x" chart:name="primary-x" chart:style-name="ch5">
            <chart:categories table:cell-range-address="DISKBUSY.A2:DISKBUSY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4" chart:label-cell-address="DISKBUSY.B1:DISKBUSY.B1" chart:class="chart:line">
            <chart:data-point chart:repeated="3"/>
          </chart:series>
          <chart:series chart:style-name="ch9" chart:values-cell-range-address="DISKBUSY.C2:DISKBUSY.C4" chart:label-cell-address="DISKBUSY.C1:DISKBUSY.C1" chart:class="chart:line">
            <chart:data-point chart:repeated="3"/>
          </chart:series>
          <chart:series chart:style-name="ch10" chart:values-cell-range-address="DISKBUSY.D2:DISKBUSY.D4" chart:label-cell-address="DISKBUSY.D1:DISKBUSY.D1" chart:class="chart:line">
            <chart:data-point chart:repeated="3"/>
          </chart:series>
          <chart:series chart:style-name="ch11" chart:values-cell-range-address="DISKBUSY.E2:DISKBUSY.E4" chart:label-cell-address="DISKBUSY.E1:DISKBUSY.E1" chart:class="chart:line">
            <chart:data-point chart:repeated="3"/>
          </chart:series>
          <chart:series chart:style-name="ch12" chart:values-cell-range-address="DISKBUSY.F2:DISKBUSY.F4" chart:label-cell-address="DISKBUSY.F1:DISKBUSY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4">12:23:03</text:p>
              </table:table-cell>
              <table:table-cell office:value-type="float" office:value="0">
                <text:p text:id="DISKBUSY.B2:DISKBUSY.B4">0</text:p>
              </table:table-cell>
              <table:table-cell office:value-type="float" office:value="0">
                <text:p text:id="DISKBUSY.C2:DISKBUSY.C4">0</text:p>
              </table:table-cell>
              <table:table-cell office:value-type="float" office:value="0">
                <text:p text:id="DISKBUSY.D2:DISKBUSY.D4">0</text:p>
              </table:table-cell>
              <table:table-cell office:value-type="float" office:value="0">
                <text:p text:id="DISKBUSY.E2:DISKBUSY.E4">0</text:p>
              </table:table-cell>
              <table:table-cell office:value-type="float" office:value="0">
                <text:p text:id="DISKBUSY.F2:DISKBUSY.F4">0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53.3">
                <text:p>53.3</text:p>
              </table:table-cell>
              <table:table-cell office:value-type="float" office:value="53.3">
                <text:p>5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13.4">
                <text:p>13.4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738cm" svg:y="0.256cm" chart:style-name="ch2">
          <text:p>Disk Read KB/s JMeter_Test_390_Threads  9/16/2011</text:p>
        </chart:title>
        <chart:legend chart:legend-position="end" svg:x="33.209cm" svg:y="5.598cm" chart:style-name="ch3"/>
        <chart:plot-area chart:style-name="ch4" table:cell-range-address="DISKREAD.B1:DISKREAD.F1 DISKREAD.B6:DISKREAD.F8" chart:data-source-has-labels="row" svg:x="0.712cm" svg:y="1.281cm" svg:width="31.786cm" svg:height="11.041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6:DISKREAD.F6" chart:class="chart:bar">
            <chart:data-point chart:repeated="5"/>
          </chart:series>
          <chart:series chart:style-name="ch9" chart:values-cell-range-address="DISKREAD.B7:DISKREAD.F7" chart:class="chart:bar">
            <chart:data-point chart:repeated="5"/>
          </chart:series>
          <chart:series chart:style-name="ch10" chart:values-cell-range-address="DISKREAD.B8:DISKREAD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0">
                <text:p text:id="DISKREAD.B6:DISKREAD.F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738cm" svg:y="0.256cm" chart:style-name="ch2">
          <text:p>Disk Read KB/s JMeter_Test_390_Threads  9/16/2011</text:p>
        </chart:title>
        <chart:legend chart:legend-position="end" svg:x="33.368cm" svg:y="5.131cm" chart:style-name="ch3"/>
        <chart:plot-area chart:style-name="ch4" table:cell-range-address="DISKREAD.A1:DISKREAD.F4" chart:data-source-has-labels="both" svg:x="0.712cm" svg:y="1.281cm" svg:width="31.945cm" svg:height="11.044cm">
          <chart:axis chart:dimension="x" chart:name="primary-x" chart:style-name="ch5">
            <chart:categories table:cell-range-address="DISKREAD.A2:DISKREAD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4" chart:label-cell-address="DISKREAD.B1:DISKREAD.B1" chart:class="chart:line">
            <chart:data-point chart:repeated="3"/>
          </chart:series>
          <chart:series chart:style-name="ch9" chart:values-cell-range-address="DISKREAD.C2:DISKREAD.C4" chart:label-cell-address="DISKREAD.C1:DISKREAD.C1" chart:class="chart:line">
            <chart:data-point chart:repeated="3"/>
          </chart:series>
          <chart:series chart:style-name="ch10" chart:values-cell-range-address="DISKREAD.D2:DISKREAD.D4" chart:label-cell-address="DISKREAD.D1:DISKREAD.D1" chart:class="chart:line">
            <chart:data-point chart:repeated="3"/>
          </chart:series>
          <chart:series chart:style-name="ch11" chart:values-cell-range-address="DISKREAD.E2:DISKREAD.E4" chart:label-cell-address="DISKREAD.E1:DISKREAD.E1" chart:class="chart:line">
            <chart:data-point chart:repeated="3"/>
          </chart:series>
          <chart:series chart:style-name="ch12" chart:values-cell-range-address="DISKREAD.F2:DISKREAD.F4" chart:label-cell-address="DISKREAD.F1:DISKREAD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4">12:23:03</text:p>
              </table:table-cell>
              <table:table-cell office:value-type="float" office:value="0">
                <text:p text:id="DISKREAD.B2:DISKREAD.B4">0</text:p>
              </table:table-cell>
              <table:table-cell office:value-type="float" office:value="0">
                <text:p text:id="DISKREAD.C2:DISKREAD.C4">0</text:p>
              </table:table-cell>
              <table:table-cell office:value-type="float" office:value="0">
                <text:p text:id="DISKREAD.D2:DISKREAD.D4">0</text:p>
              </table:table-cell>
              <table:table-cell office:value-type="float" office:value="0">
                <text:p text:id="DISKREAD.E2:DISKREAD.E4">0</text:p>
              </table:table-cell>
              <table:table-cell office:value-type="float" office:value="0">
                <text:p text:id="DISKREAD.F2:DISKREAD.F4">0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0.659cm" svg:y="0.256cm" chart:style-name="ch2">
          <text:p>Disk Write KB/s JMeter_Test_390_Threads  9/16/2011</text:p>
        </chart:title>
        <chart:legend chart:legend-position="end" svg:x="33.209cm" svg:y="5.598cm" chart:style-name="ch3"/>
        <chart:plot-area chart:style-name="ch4" table:cell-range-address="DISKWRITE.B1:DISKWRITE.F1 DISKWRITE.B6:DISKWRITE.F8" chart:data-source-has-labels="row" svg:x="0.712cm" svg:y="1.281cm" svg:width="31.786cm" svg:height="11.041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6:DISKWRITE.F6" chart:class="chart:bar">
            <chart:data-point chart:repeated="5"/>
          </chart:series>
          <chart:series chart:style-name="ch9" chart:values-cell-range-address="DISKWRITE.B7:DISKWRITE.F7" chart:class="chart:bar">
            <chart:data-point chart:repeated="5"/>
          </chart:series>
          <chart:series chart:style-name="ch10" chart:values-cell-range-address="DISKWRITE.B8:DISKWRIT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600.666666666667">
                <text:p text:id="DISKWRITE.B6:DISKWRITE.F6">600.666666666667</text:p>
              </table:table-cell>
              <table:table-cell office:value-type="float" office:value="600.666666666667">
                <text:p>600.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322.180270070292">
                <text:p text:id="DISKWRITE.B7:DISKWRITE.F7">322.180270070292</text:p>
              </table:table-cell>
              <table:table-cell office:value-type="float" office:value="322.180270070292">
                <text:p>322.180270070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18.453063263041">
                <text:p text:id="DISKWRITE.B8:DISKWRITE.F8">118.453063263041</text:p>
              </table:table-cell>
              <table:table-cell office:value-type="float" office:value="118.453063263041">
                <text:p>118.453063263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10.659cm" svg:y="0.256cm" chart:style-name="ch2">
          <text:p>Disk Write KB/s JMeter_Test_390_Threads  9/16/2011</text:p>
        </chart:title>
        <chart:legend chart:legend-position="end" svg:x="33.368cm" svg:y="5.131cm" chart:style-name="ch3"/>
        <chart:plot-area chart:style-name="ch4" table:cell-range-address="DISKWRITE.A1:DISKWRITE.F4" chart:data-source-has-labels="both" svg:x="0.712cm" svg:y="1.281cm" svg:width="31.945cm" svg:height="11.044cm">
          <chart:axis chart:dimension="x" chart:name="primary-x" chart:style-name="ch5">
            <chart:categories table:cell-range-address="DISKWRITE.A2:DISKWRIT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4" chart:label-cell-address="DISKWRITE.B1:DISKWRITE.B1" chart:class="chart:line">
            <chart:data-point chart:repeated="3"/>
          </chart:series>
          <chart:series chart:style-name="ch9" chart:values-cell-range-address="DISKWRITE.C2:DISKWRITE.C4" chart:label-cell-address="DISKWRITE.C1:DISKWRITE.C1" chart:class="chart:line">
            <chart:data-point chart:repeated="3"/>
          </chart:series>
          <chart:series chart:style-name="ch10" chart:values-cell-range-address="DISKWRITE.D2:DISKWRITE.D4" chart:label-cell-address="DISKWRITE.D1:DISKWRITE.D1" chart:class="chart:line">
            <chart:data-point chart:repeated="3"/>
          </chart:series>
          <chart:series chart:style-name="ch11" chart:values-cell-range-address="DISKWRITE.E2:DISKWRITE.E4" chart:label-cell-address="DISKWRITE.E1:DISKWRITE.E1" chart:class="chart:line">
            <chart:data-point chart:repeated="3"/>
          </chart:series>
          <chart:series chart:style-name="ch12" chart:values-cell-range-address="DISKWRITE.F2:DISKWRITE.F4" chart:label-cell-address="DISKWRITE.F1:DISKWRIT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4">12:23:03</text:p>
              </table:table-cell>
              <table:table-cell office:value-type="float" office:value="0">
                <text:p text:id="DISKWRITE.B2:DISKWRITE.B4">0</text:p>
              </table:table-cell>
              <table:table-cell office:value-type="float" office:value="0">
                <text:p text:id="DISKWRITE.C2:DISKWRITE.C4">0</text:p>
              </table:table-cell>
              <table:table-cell office:value-type="float" office:value="0">
                <text:p text:id="DISKWRITE.D2:DISKWRITE.D4">0</text:p>
              </table:table-cell>
              <table:table-cell office:value-type="float" office:value="0">
                <text:p text:id="DISKWRITE.E2:DISKWRITE.E4">0</text:p>
              </table:table-cell>
              <table:table-cell office:value-type="float" office:value="0">
                <text:p text:id="DISKWRITE.F2:DISKWRITE.F4">0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1041.3">
                <text:p>1041.3</text:p>
              </table:table-cell>
              <table:table-cell office:value-type="float" office:value="1041.3">
                <text:p>104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760.7">
                <text:p>760.7</text:p>
              </table:table-cell>
              <table:table-cell office:value-type="float" office:value="760.7">
                <text:p>76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363cm" svg:y="0.256cm" chart:style-name="ch2">
          <text:p>Disk transfers per second JMeter_Test_390_Threads  9/16/2011</text:p>
        </chart:title>
        <chart:legend chart:legend-position="end" svg:x="33.209cm" svg:y="5.598cm" chart:style-name="ch3"/>
        <chart:plot-area chart:style-name="ch4" table:cell-range-address="DISKXFER.B1:DISKXFER.F1 DISKXFER.B6:DISKXFER.F8" chart:data-source-has-labels="row" svg:x="0.712cm" svg:y="1.281cm" svg:width="31.786cm" svg:height="11.041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6:DISKXFER.F6" chart:class="chart:bar">
            <chart:data-point chart:repeated="5"/>
          </chart:series>
          <chart:series chart:style-name="ch9" chart:values-cell-range-address="DISKXFER.B7:DISKXFER.F7" chart:class="chart:bar">
            <chart:data-point chart:repeated="5"/>
          </chart:series>
          <chart:series chart:style-name="ch10" chart:values-cell-range-address="DISKXFER.B8:DISKXFER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51.4333333333333">
                <text:p text:id="DISKXFER.B6:DISKXFER.F6">51.4333333333333</text:p>
              </table:table-cell>
              <table:table-cell office:value-type="float" office:value="51.4333333333333">
                <text:p>51.4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60.6979045150141">
                <text:p text:id="DISKXFER.B7:DISKXFER.F7">60.6979045150141</text:p>
              </table:table-cell>
              <table:table-cell office:value-type="float" office:value="60.6979045150141">
                <text:p>60.6979045150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6.9687621516526">
                <text:p text:id="DISKXFER.B8:DISKXFER.F8">16.9687621516526</text:p>
              </table:table-cell>
              <table:table-cell office:value-type="float" office:value="16.9687621516526">
                <text:p>16.9687621516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363cm" svg:y="0.256cm" chart:style-name="ch2">
          <text:p>Disk transfers per second JMeter_Test_390_Threads  9/16/2011</text:p>
        </chart:title>
        <chart:legend chart:legend-position="end" svg:x="33.368cm" svg:y="5.131cm" chart:style-name="ch3"/>
        <chart:plot-area chart:style-name="ch4" table:cell-range-address="DISKXFER.A1:DISKXFER.F4" chart:data-source-has-labels="both" svg:x="0.712cm" svg:y="1.281cm" svg:width="31.945cm" svg:height="11.044cm">
          <chart:axis chart:dimension="x" chart:name="primary-x" chart:style-name="ch5">
            <chart:categories table:cell-range-address="DISKXFER.A2:DISKXFER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4" chart:label-cell-address="DISKXFER.B1:DISKXFER.B1" chart:class="chart:line">
            <chart:data-point chart:repeated="3"/>
          </chart:series>
          <chart:series chart:style-name="ch9" chart:values-cell-range-address="DISKXFER.C2:DISKXFER.C4" chart:label-cell-address="DISKXFER.C1:DISKXFER.C1" chart:class="chart:line">
            <chart:data-point chart:repeated="3"/>
          </chart:series>
          <chart:series chart:style-name="ch10" chart:values-cell-range-address="DISKXFER.D2:DISKXFER.D4" chart:label-cell-address="DISKXFER.D1:DISKXFER.D1" chart:class="chart:line">
            <chart:data-point chart:repeated="3"/>
          </chart:series>
          <chart:series chart:style-name="ch11" chart:values-cell-range-address="DISKXFER.E2:DISKXFER.E4" chart:label-cell-address="DISKXFER.E1:DISKXFER.E1" chart:class="chart:line">
            <chart:data-point chart:repeated="3"/>
          </chart:series>
          <chart:series chart:style-name="ch12" chart:values-cell-range-address="DISKXFER.F2:DISKXFER.F4" chart:label-cell-address="DISKXFER.F1:DISKXFER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4">12:23:03</text:p>
              </table:table-cell>
              <table:table-cell office:value-type="float" office:value="0">
                <text:p text:id="DISKXFER.B2:DISKXFER.B4">0</text:p>
              </table:table-cell>
              <table:table-cell office:value-type="float" office:value="0">
                <text:p text:id="DISKXFER.C2:DISKXFER.C4">0</text:p>
              </table:table-cell>
              <table:table-cell office:value-type="float" office:value="0">
                <text:p text:id="DISKXFER.D2:DISKXFER.D4">0</text:p>
              </table:table-cell>
              <table:table-cell office:value-type="float" office:value="0">
                <text:p text:id="DISKXFER.E2:DISKXFER.E4">0</text:p>
              </table:table-cell>
              <table:table-cell office:value-type="float" office:value="0">
                <text:p text:id="DISKXFER.F2:DISKXFER.F4">0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129.1">
                <text:p>129.1</text:p>
              </table:table-cell>
              <table:table-cell office:value-type="float" office:value="129.1">
                <text:p>129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25.2">
                <text:p>25.2</text:p>
              </table:table-cell>
              <table:table-cell office:value-type="float" office:value="25.2">
                <text:p>2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1.797cm" svg:y="0.256cm" chart:style-name="ch2">
          <text:p>JFS Filespace %Used ubuntuServer  9/16/2011</text:p>
        </chart:title>
        <chart:legend chart:legend-position="end" svg:x="33.262cm" svg:y="5.598cm" chart:style-name="ch3"/>
        <chart:plot-area chart:style-name="ch4" table:cell-range-address="JFSFILE.B1:JFSFILE.G1 JFSFILE.A6:JFSFILE.G8" chart:data-source-has-labels="both" svg:x="0.713cm" svg:y="1.281cm" svg:width="31.837cm" svg:height="11.041cm">
          <chart:axis chart:dimension="x" chart:name="primary-x" chart:style-name="ch5">
            <chart:categories table:cell-range-address="JFSFILE.B1:JFSFILE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6:JFSFILE.G6" chart:label-cell-address="JFSFILE.A6:JFSFILE.A6" chart:class="chart:bar">
            <chart:data-point chart:repeated="6"/>
          </chart:series>
          <chart:series chart:style-name="ch9" chart:values-cell-range-address="JFSFILE.B7:JFSFILE.G7" chart:label-cell-address="JFSFILE.A7:JFSFILE.A7" chart:class="chart:bar">
            <chart:data-point chart:repeated="6"/>
          </chart:series>
          <chart:series chart:style-name="ch10" chart:values-cell-range-address="JFSFILE.B8:JFSFILE.G8" chart:label-cell-address="JFSFILE.A8:JFSFILE.A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G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  <table:table-cell office:value-type="string">
                <text:p>/var/lib/ureadahead/debugfs</text:p>
              </table:table-cell>
            </table:table-row>
          </table:table-header-rows>
          <table:table-rows>
            <table:table-row>
              <table:table-cell office:value-type="string">
                <text:p text:id="JFSFILE.A6:JFSFILE.A6">Avg.</text:p>
              </table:table-cell>
              <table:table-cell office:value-type="float" office:value="43.2333333333333">
                <text:p text:id="JFSFILE.B6:JFSFILE.G6">43.2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.2333333333333">
                <text:p>43.2333333333333</text:p>
              </table:table-cell>
            </table:table-row>
            <table:table-row>
              <table:table-cell office:value-type="string">
                <text:p text:id="JFSFILE.A7:JFSFILE.A7">WAvg.</text:p>
              </table:table-cell>
              <table:table-cell office:value-type="float" office:value="0.000359804677472653">
                <text:p text:id="JFSFILE.B7:JFSFILE.G7">0.000359804677472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59804677472653">
                <text:p>0.000359804677472653</text:p>
              </table:table-cell>
            </table:table-row>
            <table:table-row>
              <table:table-cell office:value-type="string">
                <text:p text:id="JFSFILE.A8:JFSFILE.A8">Max.</text:p>
              </table:table-cell>
              <table:table-cell office:value-type="float" office:value="0.166306861989199">
                <text:p text:id="JFSFILE.B8:JFSFILE.G8">0.166306861989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306861989199">
                <text:p>0.16630686198919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4cm" xlink:href=".." chart:class="chart:line" chart:style-name="ch1">
        <chart:title svg:x="10.974cm" svg:y="0.256cm" chart:style-name="ch2">
          <text:p>Memory MB JMeter_Test_390_Threads  9/16/2011</text:p>
        </chart:title>
        <chart:legend chart:legend-position="end" svg:x="32.652cm" svg:y="6.066cm" chart:style-name="ch3"/>
        <chart:plot-area chart:style-name="ch4" table:cell-range-address="MEM.A2:MEM.A4 MEM.F1:MEM.F4" chart:data-source-has-labels="both" svg:x="0.708cm" svg:y="1.281cm" svg:width="31.237cm" svg:height="11.041cm">
          <chart:axis chart:dimension="x" chart:name="primary-x" chart:style-name="ch5">
            <chart:categories table:cell-range-address="MEM.A2:MEM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4" chart:label-cell-address="MEM.F1:MEM.F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23:03</text:p>
              </table:table-cell>
              <table:table-cell office:value-type="float" office:value="2028.9">
                <text:p text:id="MEM.F2:MEM.F4">2028.9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1982.8">
                <text:p>1982.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7cm" xlink:href=".." chart:class="chart:area" chart:style-name="ch1">
        <chart:legend chart:legend-position="end" svg:x="32.52cm" svg:y="6.067cm" chart:style-name="ch2"/>
        <chart:plot-area chart:style-name="ch3" table:cell-range-address="MEM.A1:MEM.B4" chart:data-source-has-labels="both" svg:x="0.708cm" svg:y="0.256cm" svg:width="31.105cm" svg:height="12.069cm">
          <chart:axis chart:dimension="x" chart:name="primary-x" chart:style-name="ch4">
            <chart:categories table:cell-range-address="MEM.A2:MEM.A4"/>
          </chart:axis>
          <chart:axis chart:dimension="y" chart:name="primary-y" chart:style-name="ch5"/>
          <chart:series chart:style-name="ch6" chart:values-cell-range-address="MEM.B2:MEM.B4" chart:label-cell-address="MEM.B1:MEM.B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4">12:23:03</text:p>
              </table:table-cell>
              <table:table-cell office:value-type="float" office:value="4026.9">
                <text:p text:id="MEM.B2:MEM.B4">4026.9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466cm" svg:y="0.256cm" chart:style-name="ch2">
          <text:p>CPU Total JMeter_Test_390_Threads  9/16/2011</text:p>
        </chart:title>
        <chart:legend chart:legend-position="end" svg:x="33.209cm" svg:y="5.598cm" chart:style-name="ch3"/>
        <chart:plot-area chart:style-name="ch4" table:cell-range-address="CPU_ALL.A1:CPU_ALL.D4" chart:data-source-has-labels="both" svg:x="0.713cm" svg:y="1.281cm" svg:width="31.784cm" svg:height="11.041cm">
          <chart:axis chart:dimension="x" chart:name="primary-x" chart:style-name="ch5">
            <chart:categories table:cell-range-address="CPU_ALL.A2:CPU_ALL.A4"/>
          </chart:axis>
          <chart:axis chart:dimension="y" chart:name="primary-y" chart:style-name="ch6"/>
          <chart:series chart:style-name="ch7" chart:values-cell-range-address="CPU_ALL.B2:CPU_ALL.B4" chart:label-cell-address="CPU_ALL.B1:CPU_ALL.B1" chart:class="chart:area">
            <chart:data-point chart:repeated="3"/>
          </chart:series>
          <chart:series chart:style-name="ch8" chart:values-cell-range-address="CPU_ALL.C2:CPU_ALL.C4" chart:label-cell-address="CPU_ALL.C1:CPU_ALL.C1" chart:class="chart:area">
            <chart:data-point chart:repeated="3"/>
          </chart:series>
          <chart:series chart:style-name="ch9" chart:values-cell-range-address="CPU_ALL.D2:CPU_ALL.D4" chart:label-cell-address="CPU_ALL.D1:CPU_ALL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23:03</text:p>
              </table:table-cell>
              <table:table-cell office:value-type="float" office:value="1.9">
                <text:p text:id="CPU_ALL.B2:CPU_ALL.B4">1.9</text:p>
              </table:table-cell>
              <table:table-cell office:value-type="float" office:value="0.2">
                <text:p text:id="CPU_ALL.C2:CPU_ALL.C4">0.2</text:p>
              </table:table-cell>
              <table:table-cell office:value-type="float" office:value="0">
                <text:p text:id="CPU_ALL.D2:CPU_ALL.D4">0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14">
                <text:p>14</text:p>
              </table:table-cell>
              <table:table-cell office:value-type="float" office:value="4.2">
                <text:p>4.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37.1">
                <text:p>37.1</text:p>
              </table:table-cell>
              <table:table-cell office:value-type="float" office:value="3.8">
                <text:p>3.8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0.157cm" svg:y="0.256cm" chart:style-name="ch2">
          <text:p>Network I/O JMeter_Test_390_Threads (KB/s) - 9/16/2011</text:p>
        </chart:title>
        <chart:legend chart:legend-position="end" svg:x="31.781cm" svg:y="5.832cm" chart:style-name="ch3"/>
        <chart:plot-area chart:style-name="ch4" table:cell-range-address="NET.A2:NET.A4 NET.H1:NET.I4" chart:data-source-has-labels="both" svg:x="0.713cm" svg:y="1.281cm" svg:width="30.356cm" svg:height="11.041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I2:NET.I4" chart:label-cell-address="NET.I1:NET.I1" chart:class="chart:area">
            <chart:data-point chart:repeated="3"/>
          </chart:series>
          <chart:series chart:style-name="ch8" chart:values-cell-range-address="NET.H2:NET.H4" chart:label-cell-address="NET.H1:NET.H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23:03</text:p>
              </table:table-cell>
              <table:table-cell office:value-type="float" office:value="-0.2">
                <text:p text:id="NET.I2:NET.I4">-0.2</text:p>
              </table:table-cell>
              <table:table-cell office:value-type="float" office:value="0.9">
                <text:p text:id="NET.H2:NET.H4">0.9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-664.9">
                <text:p>-664.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-1685.8">
                <text:p>-1685.8</text:p>
              </table:table-cell>
              <table:table-cell office:value-type="float" office:value="62.9">
                <text:p>62.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249cm" svg:y="0.256cm" chart:style-name="ch2">
          <text:p>Network I/O JMeter_Test_390_Threads (KB/s)  9/16/2011</text:p>
        </chart:title>
        <chart:legend chart:legend-position="end" svg:x="33.262cm" svg:y="5.599cm" chart:style-name="ch3"/>
        <chart:plot-area chart:style-name="ch4" table:cell-range-address="NET.B1:NET.E1 NET.A6:NET.E8" chart:data-source-has-labels="both" svg:x="0.713cm" svg:y="1.281cm" svg:width="31.837cm" svg:height="11.044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6:NET.E6" chart:label-cell-address="NET.A6:NET.A6" chart:class="chart:bar">
            <chart:data-point chart:repeated="4"/>
          </chart:series>
          <chart:series chart:style-name="ch9" chart:values-cell-range-address="NET.B7:NET.E7" chart:label-cell-address="NET.A7:NET.A7" chart:class="chart:bar">
            <chart:data-point chart:repeated="4"/>
          </chart:series>
          <chart:series chart:style-name="ch10" chart:values-cell-range-address="NET.B8:NET.E8" chart:label-cell-address="NET.A8:N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6:NET.A6">Avg.</text:p>
              </table:table-cell>
              <table:table-cell office:value-type="float" office:value="0">
                <text:p text:id="NET.B6:NET.E6">0</text:p>
              </table:table-cell>
              <table:table-cell office:value-type="float" office:value="98.9333333333333">
                <text:p>98.9333333333333</text:p>
              </table:table-cell>
              <table:table-cell office:value-type="float" office:value="0">
                <text:p>0</text:p>
              </table:table-cell>
              <table:table-cell office:value-type="float" office:value="783.633333333333">
                <text:p>783.633333333333</text:p>
              </table:table-cell>
            </table:table-row>
            <table:table-row>
              <table:table-cell office:value-type="string">
                <text:p text:id="NET.A7:NET.A7">W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97.3140386343217">
                <text:p>97.3140386343217</text:p>
              </table:table-cell>
              <table:table-cell office:value-type="float" office:value="0">
                <text:p>0</text:p>
              </table:table-cell>
              <table:table-cell office:value-type="float" office:value="613.284310973103">
                <text:p>613.284310973103</text:p>
              </table:table-cell>
            </table:table-row>
            <table:table-row>
              <table:table-cell office:value-type="string">
                <text:p text:id="NET.A8:NET.A8">Max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36.752628032345">
                <text:p>36.752628032345</text:p>
              </table:table-cell>
              <table:table-cell office:value-type="float" office:value="0">
                <text:p>0</text:p>
              </table:table-cell>
              <table:table-cell office:value-type="float" office:value="288.882355693564">
                <text:p>288.88235569356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249cm" svg:y="0.256cm" chart:style-name="ch2">
          <text:p>Network I/O JMeter_Test_390_Threads (KB/s)  9/16/2011</text:p>
        </chart:title>
        <chart:legend chart:legend-position="end" svg:x="32.68cm" svg:y="5.365cm" chart:style-name="ch3"/>
        <chart:plot-area chart:style-name="ch4" table:cell-range-address="NET.A1:NET.E4" chart:data-source-has-labels="both" svg:x="0.713cm" svg:y="1.281cm" svg:width="31.255cm" svg:height="11.044cm">
          <chart:axis chart:dimension="x" chart:name="primary-x" chart:style-name="ch5">
            <chart:categories table:cell-range-address="NET.A2:NET.A4"/>
          </chart:axis>
          <chart:axis chart:dimension="y" chart:name="primary-y" chart:style-name="ch6"/>
          <chart:series chart:style-name="ch7" chart:values-cell-range-address="NET.B2:NET.B4" chart:label-cell-address="NET.B1:NET.B1" chart:class="chart:area">
            <chart:data-point chart:repeated="3"/>
          </chart:series>
          <chart:series chart:style-name="ch8" chart:values-cell-range-address="NET.C2:NET.C4" chart:label-cell-address="NET.C1:NET.C1" chart:class="chart:area">
            <chart:data-point chart:repeated="3"/>
          </chart:series>
          <chart:series chart:style-name="ch9" chart:values-cell-range-address="NET.D2:NET.D4" chart:label-cell-address="NET.D1:NET.D1" chart:class="chart:area">
            <chart:data-point chart:repeated="3"/>
          </chart:series>
          <chart:series chart:style-name="ch10" chart:values-cell-range-address="NET.E2:NET.E4" chart:label-cell-address="NET.E1:NET.E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4">12:23:03</text:p>
              </table:table-cell>
              <table:table-cell office:value-type="float" office:value="0">
                <text:p text:id="NET.B2:NET.B4">0</text:p>
              </table:table-cell>
              <table:table-cell office:value-type="float" office:value="0.9">
                <text:p text:id="NET.C2:NET.C4">0.9</text:p>
              </table:table-cell>
              <table:table-cell office:value-type="float" office:value="0">
                <text:p text:id="NET.D2:NET.D4">0</text:p>
              </table:table-cell>
              <table:table-cell office:value-type="float" office:value="0.2">
                <text:p text:id="NET.E2:NET.E4">0.2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0">
                <text:p>0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664.9">
                <text:p>664.9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0">
                <text:p>0</text:p>
              </table:table-cell>
              <table:table-cell office:value-type="float" office:value="62.9">
                <text:p>62.9</text:p>
              </table:table-cell>
              <table:table-cell office:value-type="float" office:value="0">
                <text:p>0</text:p>
              </table:table-cell>
              <table:table-cell office:value-type="float" office:value="1685.8">
                <text:p>1685.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514cm" svg:y="0.256cm" chart:style-name="ch2">
          <text:p>Network Packets JMeter_Test_390_Threads  9/16/2011</text:p>
        </chart:title>
        <chart:legend chart:legend-position="end" svg:x="33.262cm" svg:y="5.598cm" chart:style-name="ch3"/>
        <chart:plot-area chart:style-name="ch4" table:cell-range-address="NETPACKET.B1:NETPACKET.E1 NETPACKET.A6:NETPACKET.E8" chart:data-source-has-labels="both" svg:x="0.713cm" svg:y="1.281cm" svg:width="31.837cm" svg:height="11.041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6:NETPACKET.E6" chart:label-cell-address="NETPACKET.A6:NETPACKET.A6" chart:class="chart:bar">
            <chart:data-point chart:repeated="4"/>
          </chart:series>
          <chart:series chart:style-name="ch9" chart:values-cell-range-address="NETPACKET.B7:NETPACKET.E7" chart:label-cell-address="NETPACKET.A7:NETPACKET.A7" chart:class="chart:bar">
            <chart:data-point chart:repeated="4"/>
          </chart:series>
          <chart:series chart:style-name="ch10" chart:values-cell-range-address="NETPACKET.B8:NETPACKET.E8" chart:label-cell-address="NETPACKET.A8:NETPACKET.A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6:NETPACKET.A6">Avg.</text:p>
              </table:table-cell>
              <table:table-cell office:value-type="float" office:value="0">
                <text:p text:id="NETPACKET.B6:NETPACKET.E6">0</text:p>
              </table:table-cell>
              <table:table-cell office:value-type="float" office:value="477.2">
                <text:p>477.2</text:p>
              </table:table-cell>
              <table:table-cell office:value-type="float" office:value="0">
                <text:p>0</text:p>
              </table:table-cell>
              <table:table-cell office:value-type="float" office:value="753.833333333333">
                <text:p>753.833333333333</text:p>
              </table:table-cell>
            </table:table-row>
            <table:table-row>
              <table:table-cell office:value-type="string">
                <text:p text:id="NETPACKET.A7:NETPACKET.A7">W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233.476837105337">
                <text:p>233.476837105337</text:p>
              </table:table-cell>
              <table:table-cell office:value-type="float" office:value="0">
                <text:p>0</text:p>
              </table:table-cell>
              <table:table-cell office:value-type="float" office:value="398.855576682143">
                <text:p>398.855576682143</text:p>
              </table:table-cell>
            </table:table-row>
            <table:table-row>
              <table:table-cell office:value-type="string">
                <text:p text:id="NETPACKET.A8:NETPACKET.A8">Max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75.3231628946633">
                <text:p>75.3231628946633</text:p>
              </table:table-cell>
              <table:table-cell office:value-type="float" office:value="0">
                <text:p>0</text:p>
              </table:table-cell>
              <table:table-cell office:value-type="float" office:value="138.311089984524">
                <text:p>138.31108998452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0.514cm" svg:y="0.256cm" chart:style-name="ch2">
          <text:p>Network Packets JMeter_Test_390_Threads  9/16/2011</text:p>
        </chart:title>
        <chart:legend chart:legend-position="end" svg:x="32.389cm" svg:y="5.365cm" chart:style-name="ch3"/>
        <chart:plot-area chart:style-name="ch4" table:cell-range-address="NETPACKET.A1:NETPACKET.E4" chart:data-source-has-labels="both" svg:x="0.713cm" svg:y="1.281cm" svg:width="30.964cm" svg:height="11.044cm">
          <chart:axis chart:dimension="x" chart:name="primary-x" chart:style-name="ch5">
            <chart:categories table:cell-range-address="NETPACKET.A2:NETPACKET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4" chart:label-cell-address="NETPACKET.B1:NETPACKET.B1" chart:class="chart:line">
            <chart:data-point chart:repeated="3"/>
          </chart:series>
          <chart:series chart:style-name="ch9" chart:values-cell-range-address="NETPACKET.C2:NETPACKET.C4" chart:label-cell-address="NETPACKET.C1:NETPACKET.C1" chart:class="chart:line">
            <chart:data-point chart:repeated="3"/>
          </chart:series>
          <chart:series chart:style-name="ch10" chart:values-cell-range-address="NETPACKET.D2:NETPACKET.D4" chart:label-cell-address="NETPACKET.D1:NETPACKET.D1" chart:class="chart:line">
            <chart:data-point chart:repeated="3"/>
          </chart:series>
          <chart:series chart:style-name="ch11" chart:values-cell-range-address="NETPACKET.E2:NETPACKET.E4" chart:label-cell-address="NETPACKET.E1:NETPACKET.E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4">12:23:03</text:p>
              </table:table-cell>
              <table:table-cell office:value-type="float" office:value="0">
                <text:p text:id="NETPACKET.B2:NETPACKET.B4">0</text:p>
              </table:table-cell>
              <table:table-cell office:value-type="float" office:value="13.6">
                <text:p text:id="NETPACKET.C2:NETPACKET.C4">13.6</text:p>
              </table:table-cell>
              <table:table-cell office:value-type="float" office:value="0">
                <text:p text:id="NETPACKET.D2:NETPACKET.D4">0</text:p>
              </table:table-cell>
              <table:table-cell office:value-type="float" office:value="0.9">
                <text:p text:id="NETPACKET.E2:NETPACKET.E4">0.9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0">
                <text:p>0</text:p>
              </table:table-cell>
              <table:table-cell office:value-type="float" office:value="786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969.6">
                <text:p>969.6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0">
                <text:p>0</text:p>
              </table:table-cell>
              <table:table-cell office:value-type="float" office:value="632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1291">
                <text:p>129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453cm" svg:y="0.256cm" chart:style-name="ch2">
          <text:p>Processes JMeter_Test_390_Threads  9/16/2011</text:p>
        </chart:title>
        <chart:legend chart:legend-position="end" svg:x="32.68cm" svg:y="5.832cm" chart:style-name="ch3"/>
        <chart:plot-area chart:style-name="ch4" table:cell-range-address="PROC.A1:PROC.C4" chart:data-source-has-labels="both" svg:x="0.713cm" svg:y="1.281cm" svg:width="31.255cm" svg:height="11.041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4" chart:label-cell-address="PROC.B1:PROC.B1" chart:class="chart:line">
            <chart:data-point chart:repeated="3"/>
          </chart:series>
          <chart:series chart:style-name="ch9" chart:values-cell-range-address="PROC.C2:PROC.C4" chart:label-cell-address="PROC.C1:PROC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23:03</text:p>
              </table:table-cell>
              <table:table-cell office:value-type="float" office:value="1">
                <text:p text:id="PROC.B2:PROC.B4">1</text:p>
              </table:table-cell>
              <table:table-cell office:value-type="float" office:value="-1">
                <text:p text:id="PROC.C2:PROC.C4">-1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390_Threads  9/16/2011</text:p>
        </chart:title>
        <chart:legend chart:legend-position="end" svg:x="32.76cm" svg:y="5.833cm" chart:style-name="ch3"/>
        <chart:plot-area chart:style-name="ch4" table:cell-range-address="PROC.A2:PROC.A4 PROC.D2:PROC.E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4" chart:class="chart:line">
            <chart:data-point chart:repeated="3"/>
          </chart:series>
          <chart:series chart:style-name="ch9" chart:values-cell-range-address="PROC.E2:PROC.E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23:03</text:p>
              </table:table-cell>
              <table:table-cell office:value-type="float" office:value="0">
                <text:p text:id="PROC.D2:PROC.D4">0</text:p>
              </table:table-cell>
              <table:table-cell office:value-type="float" office:value="-1">
                <text:p text:id="PROC.E2:PROC.E4">-1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2319.4">
                <text:p>2319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1381.6">
                <text:p>1381.6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453cm" svg:y="0.256cm" chart:style-name="ch2">
          <text:p>Processes JMeter_Test_390_Threads  9/16/2011</text:p>
        </chart:title>
        <chart:legend chart:legend-position="end" svg:x="32.76cm" svg:y="5.833cm" chart:style-name="ch3"/>
        <chart:plot-area chart:style-name="ch4" table:cell-range-address="PROC.A2:PROC.A4 PROC.H2:PROC.I4" chart:data-source-has-labels="column" svg:x="0.713cm" svg:y="1.281cm" svg:width="31.335cm" svg:height="11.044cm">
          <chart:axis chart:dimension="x" chart:name="primary-x" chart:style-name="ch5">
            <chart:categories table:cell-range-address="PROC.A2:PROC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4" chart:class="chart:line">
            <chart:data-point chart:repeated="3"/>
          </chart:series>
          <chart:series chart:style-name="ch9" chart:values-cell-range-address="PROC.I2:PROC.I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4">12:23:03</text:p>
              </table:table-cell>
              <table:table-cell office:value-type="float" office:value="0">
                <text:p text:id="PROC.H2:PROC.H4">0</text:p>
              </table:table-cell>
              <table:table-cell office:value-type="float" office:value="-1">
                <text:p text:id="PROC.I2:PROC.I4">-1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501cm" svg:y="0.256cm" chart:style-name="ch2">
          <text:p>File-backed paging (kByes/sec) ubuntuServer 9/16/2011</text:p>
        </chart:title>
        <chart:legend chart:legend-position="end" svg:x="32.998cm" svg:y="5.832cm" chart:style-name="ch3"/>
        <chart:plot-area chart:style-name="ch4" table:cell-range-address="VM.A2:VM.A4 VM.H1:VM.I4" chart:data-source-has-labels="both" svg:x="0.713cm" svg:y="1.281cm" svg:width="31.573cm" svg:height="11.041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H2:VM.H4" chart:label-cell-address="VM.H1:VM.H1" chart:class="chart:area">
            <chart:data-point chart:repeated="3"/>
          </chart:series>
          <chart:series chart:style-name="ch8" chart:values-cell-range-address="VM.I2:VM.I4" chart:label-cell-address="VM.I1:VM.I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23:03</text:p>
              </table:table-cell>
              <table:table-cell office:value-type="float" office:value="-1">
                <text:p text:id="VM.H2:VM.H4">-1</text:p>
              </table:table-cell>
              <table:table-cell office:value-type="float" office:value="-1">
                <text:p text:id="VM.I2:VM.I4">-1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262cm" svg:y="0.256cm" chart:style-name="ch2">
          <text:p>Swap-space activity (kBytes/sec) ubuntuServer 9/16/2011</text:p>
        </chart:title>
        <chart:legend chart:legend-position="end" svg:x="32.918cm" svg:y="5.833cm" chart:style-name="ch3"/>
        <chart:plot-area chart:style-name="ch4" table:cell-range-address="VM.A2:VM.A4 VM.J1:VM.K4" chart:data-source-has-labels="both" svg:x="0.713cm" svg:y="1.281cm" svg:width="31.493cm" svg:height="11.044cm">
          <chart:axis chart:dimension="x" chart:name="primary-x" chart:style-name="ch5">
            <chart:categories table:cell-range-address="VM.A2:VM.A4"/>
          </chart:axis>
          <chart:axis chart:dimension="y" chart:name="primary-y" chart:style-name="ch6"/>
          <chart:series chart:style-name="ch7" chart:values-cell-range-address="VM.J2:VM.J4" chart:label-cell-address="VM.J1:VM.J1" chart:class="chart:area">
            <chart:data-point chart:repeated="3"/>
          </chart:series>
          <chart:series chart:style-name="ch8" chart:values-cell-range-address="VM.K2:VM.K4" chart:label-cell-address="VM.K1:VM.K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4">12:23:03</text:p>
              </table:table-cell>
              <table:table-cell office:value-type="float" office:value="-1">
                <text:p text:id="VM.J2:VM.J4">-1</text:p>
              </table:table-cell>
              <table:table-cell office:value-type="float" office:value="-1">
                <text:p text:id="VM.K2:VM.K4">-1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legend chart:legend-position="end" svg:x="33.421cm" svg:y="6.067cm" chart:style-name="ch2"/>
        <chart:plot-area chart:style-name="ch3" table:cell-range-address="CPU_ALL.A2:CPU_ALL.A4 CPU_ALL.G1:CPU_ALL.G4" chart:data-source-has-labels="both" svg:x="0.713cm" svg:y="0.256cm" svg:width="31.996cm" svg:height="12.069cm">
          <chart:axis chart:dimension="x" chart:name="primary-x" chart:style-name="ch4">
            <chart:categories table:cell-range-address="CPU_ALL.A2:CPU_ALL.A4"/>
          </chart:axis>
          <chart:axis chart:dimension="y" chart:name="primary-y" chart:style-name="ch5"/>
          <chart:series chart:style-name="ch6" chart:values-cell-range-address="CPU_ALL.G2:CPU_ALL.G4" chart:label-cell-address="CPU_ALL.G1:CPU_ALL.G1" chart:class="chart:area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4">12:23:03</text:p>
              </table:table-cell>
              <table:table-cell office:value-type="float" office:value="4">
                <text:p text:id="CPU_ALL.G2:CPU_ALL.G4">4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1 JMeter_Test_390_Threads  9/16/2011</text:p>
        </chart:title>
        <chart:legend chart:legend-position="end" svg:x="33.209cm" svg:y="5.598cm" chart:style-name="ch3"/>
        <chart:plot-area chart:style-name="ch4" table:cell-range-address="CPU01.A1:CPU01.D4" chart:data-source-has-labels="both" svg:x="0.713cm" svg:y="1.281cm" svg:width="31.784cm" svg:height="11.041cm">
          <chart:axis chart:dimension="x" chart:name="primary-x" chart:style-name="ch5">
            <chart:categories table:cell-range-address="CPU01.A2:CPU01.A4"/>
          </chart:axis>
          <chart:axis chart:dimension="y" chart:name="primary-y" chart:style-name="ch6"/>
          <chart:series chart:style-name="ch7" chart:values-cell-range-address="CPU01.B2:CPU01.B4" chart:label-cell-address="CPU01.B1:CPU01.B1" chart:class="chart:area">
            <chart:data-point chart:repeated="3"/>
          </chart:series>
          <chart:series chart:style-name="ch8" chart:values-cell-range-address="CPU01.C2:CPU01.C4" chart:label-cell-address="CPU01.C1:CPU01.C1" chart:class="chart:area">
            <chart:data-point chart:repeated="3"/>
          </chart:series>
          <chart:series chart:style-name="ch9" chart:values-cell-range-address="CPU01.D2:CPU01.D4" chart:label-cell-address="CPU01.D1:CPU01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4">12:23:03</text:p>
              </table:table-cell>
              <table:table-cell office:value-type="float" office:value="4.1">
                <text:p text:id="CPU01.B2:CPU01.B4">4.1</text:p>
              </table:table-cell>
              <table:table-cell office:value-type="float" office:value="0.6">
                <text:p text:id="CPU01.C2:CPU01.C4">0.6</text:p>
              </table:table-cell>
              <table:table-cell office:value-type="float" office:value="0.7">
                <text:p text:id="CPU01.D2:CPU01.D4">0.7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13.2">
                <text:p>13.2</text:p>
              </table:table-cell>
              <table:table-cell office:value-type="float" office:value="4.3">
                <text:p>4.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30.6">
                <text:p>30.6</text:p>
              </table:table-cell>
              <table:table-cell office:value-type="float" office:value="2.3">
                <text:p>2.3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2 JMeter_Test_390_Threads  9/16/2011</text:p>
        </chart:title>
        <chart:legend chart:legend-position="end" svg:x="33.209cm" svg:y="5.598cm" chart:style-name="ch3"/>
        <chart:plot-area chart:style-name="ch4" table:cell-range-address="CPU02.A1:CPU02.D4" chart:data-source-has-labels="both" svg:x="0.713cm" svg:y="1.281cm" svg:width="31.784cm" svg:height="11.041cm">
          <chart:axis chart:dimension="x" chart:name="primary-x" chart:style-name="ch5">
            <chart:categories table:cell-range-address="CPU02.A2:CPU02.A4"/>
          </chart:axis>
          <chart:axis chart:dimension="y" chart:name="primary-y" chart:style-name="ch6"/>
          <chart:series chart:style-name="ch7" chart:values-cell-range-address="CPU02.B2:CPU02.B4" chart:label-cell-address="CPU02.B1:CPU02.B1" chart:class="chart:area">
            <chart:data-point chart:repeated="3"/>
          </chart:series>
          <chart:series chart:style-name="ch8" chart:values-cell-range-address="CPU02.C2:CPU02.C4" chart:label-cell-address="CPU02.C1:CPU02.C1" chart:class="chart:area">
            <chart:data-point chart:repeated="3"/>
          </chart:series>
          <chart:series chart:style-name="ch9" chart:values-cell-range-address="CPU02.D2:CPU02.D4" chart:label-cell-address="CPU02.D1:CPU02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4">12:23:03</text:p>
              </table:table-cell>
              <table:table-cell office:value-type="float" office:value="4.8">
                <text:p text:id="CPU02.B2:CPU02.B4">4.8</text:p>
              </table:table-cell>
              <table:table-cell office:value-type="float" office:value="0.7">
                <text:p text:id="CPU02.C2:CPU02.C4">0.7</text:p>
              </table:table-cell>
              <table:table-cell office:value-type="float" office:value="0.6">
                <text:p text:id="CPU02.D2:CPU02.D4">0.6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13.6">
                <text:p>13.6</text:p>
              </table:table-cell>
              <table:table-cell office:value-type="float" office:value="3.6">
                <text:p>3.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40.9">
                <text:p>40.9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3 JMeter_Test_390_Threads  9/16/2011</text:p>
        </chart:title>
        <chart:legend chart:legend-position="end" svg:x="33.209cm" svg:y="5.598cm" chart:style-name="ch3"/>
        <chart:plot-area chart:style-name="ch4" table:cell-range-address="CPU03.A1:CPU03.D4" chart:data-source-has-labels="both" svg:x="0.713cm" svg:y="1.281cm" svg:width="31.784cm" svg:height="11.041cm">
          <chart:axis chart:dimension="x" chart:name="primary-x" chart:style-name="ch5">
            <chart:categories table:cell-range-address="CPU03.A2:CPU03.A4"/>
          </chart:axis>
          <chart:axis chart:dimension="y" chart:name="primary-y" chart:style-name="ch6"/>
          <chart:series chart:style-name="ch7" chart:values-cell-range-address="CPU03.B2:CPU03.B4" chart:label-cell-address="CPU03.B1:CPU03.B1" chart:class="chart:area">
            <chart:data-point chart:repeated="3"/>
          </chart:series>
          <chart:series chart:style-name="ch8" chart:values-cell-range-address="CPU03.C2:CPU03.C4" chart:label-cell-address="CPU03.C1:CPU03.C1" chart:class="chart:area">
            <chart:data-point chart:repeated="3"/>
          </chart:series>
          <chart:series chart:style-name="ch9" chart:values-cell-range-address="CPU03.D2:CPU03.D4" chart:label-cell-address="CPU03.D1:CPU03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4">12:23:03</text:p>
              </table:table-cell>
              <table:table-cell office:value-type="float" office:value="4.5">
                <text:p text:id="CPU03.B2:CPU03.B4">4.5</text:p>
              </table:table-cell>
              <table:table-cell office:value-type="float" office:value="0.6">
                <text:p text:id="CPU03.C2:CPU03.C4">0.6</text:p>
              </table:table-cell>
              <table:table-cell office:value-type="float" office:value="0.9">
                <text:p text:id="CPU03.D2:CPU03.D4">0.9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14.6">
                <text:p>14.6</text:p>
              </table:table-cell>
              <table:table-cell office:value-type="float" office:value="3.9">
                <text:p>3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38.2">
                <text:p>38.2</text:p>
              </table:table-cell>
              <table:table-cell office:value-type="float" office:value="3.9">
                <text:p>3.9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title svg:x="11.982cm" svg:y="0.256cm" chart:style-name="ch2">
          <text:p>CPU 4 JMeter_Test_390_Threads  9/16/2011</text:p>
        </chart:title>
        <chart:legend chart:legend-position="end" svg:x="33.209cm" svg:y="5.598cm" chart:style-name="ch3"/>
        <chart:plot-area chart:style-name="ch4" table:cell-range-address="CPU04.A1:CPU04.D4" chart:data-source-has-labels="both" svg:x="0.713cm" svg:y="1.281cm" svg:width="31.784cm" svg:height="11.041cm">
          <chart:axis chart:dimension="x" chart:name="primary-x" chart:style-name="ch5">
            <chart:categories table:cell-range-address="CPU04.A2:CPU04.A4"/>
          </chart:axis>
          <chart:axis chart:dimension="y" chart:name="primary-y" chart:style-name="ch6"/>
          <chart:series chart:style-name="ch7" chart:values-cell-range-address="CPU04.B2:CPU04.B4" chart:label-cell-address="CPU04.B1:CPU04.B1" chart:class="chart:area">
            <chart:data-point chart:repeated="3"/>
          </chart:series>
          <chart:series chart:style-name="ch8" chart:values-cell-range-address="CPU04.C2:CPU04.C4" chart:label-cell-address="CPU04.C1:CPU04.C1" chart:class="chart:area">
            <chart:data-point chart:repeated="3"/>
          </chart:series>
          <chart:series chart:style-name="ch9" chart:values-cell-range-address="CPU04.D2:CPU04.D4" chart:label-cell-address="CPU04.D1:CPU04.D1" chart:class="chart:area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4">12:23:03</text:p>
              </table:table-cell>
              <table:table-cell office:value-type="float" office:value="4.2">
                <text:p text:id="CPU04.B2:CPU04.B4">4.2</text:p>
              </table:table-cell>
              <table:table-cell office:value-type="float" office:value="0.7">
                <text:p text:id="CPU04.C2:CPU04.C4">0.7</text:p>
              </table:table-cell>
              <table:table-cell office:value-type="float" office:value="2.6">
                <text:p text:id="CPU04.D2:CPU04.D4">2.6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14.6">
                <text:p>14.6</text:p>
              </table:table-cell>
              <table:table-cell office:value-type="float" office:value="5">
                <text:p>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37.6">
                <text:p>37.6</text:p>
              </table:table-cell>
              <table:table-cell office:value-type="float" office:value="5.3">
                <text:p>5.3</text:p>
              </table:table-cell>
              <table:table-cell office:value-type="float" office:value="5.1">
                <text:p>5.1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9/16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5.9666666666667">
                <text:p text:id="CPU_SUMM.B2:CPU_SUMM.B5">15.9666666666667</text:p>
              </table:table-cell>
              <table:table-cell office:value-type="float" office:value="2.4">
                <text:p text:id="CPU_SUMM.C2:CPU_SUMM.C5">2.4</text:p>
              </table:table-cell>
              <table:table-cell office:value-type="float" office:value="1.2">
                <text:p text:id="CPU_SUMM.D2:CPU_SUMM.D5">1.2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9.7666666666667">
                <text:p>19.7666666666667</text:p>
              </table:table-cell>
              <table:table-cell office:value-type="float" office:value="2.63333333333333">
                <text:p>2.63333333333333</text:p>
              </table:table-cell>
              <table:table-cell office:value-type="float" office:value="1.76666666666667">
                <text:p>1.76666666666667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9.1">
                <text:p>19.1</text:p>
              </table:table-cell>
              <table:table-cell office:value-type="float" office:value="2.8">
                <text:p>2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8.8">
                <text:p>18.8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2.7333333333333">
                <text:p>12.7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4cm" xlink:href=".." chart:class="chart:area" chart:style-name="ch1">
        <chart:title svg:x="10.691cm" svg:y="0.256cm" chart:style-name="ch2">
          <text:p>Disk total KB/s JMeter_Test_390_Threads - 9/16/2011</text:p>
        </chart:title>
        <chart:legend chart:legend-position="end" svg:x="31.793cm" svg:y="5.598cm" chart:style-name="ch3"/>
        <chart:plot-area chart:style-name="ch4" table:cell-range-address="DISK_SUMM.A2:DISK_SUMM.D4 DISK_SUMM.B1:DISK_SUMM.C1" chart:data-source-has-labels="column" svg:x="1.221cm" svg:y="1.281cm" svg:width="29.352cm" svg:height="11.041cm">
          <chart:axis chart:dimension="x" chart:name="primary-x" chart:style-name="ch5">
            <chart:categories table:cell-range-address="DISK_SUMM.A2:DISK_SUMM.A4"/>
          </chart:axis>
          <chart:axis chart:dimension="y" chart:name="primary-y" chart:style-name="ch6">
            <chart:title svg:x="0.712cm" svg:y="6.603cm" chart:style-name="ch7">
              <text:p>KB/sec</text:p>
            </chart:title>
          </chart:axis>
          <chart:axis chart:dimension="y" chart:name="secondary-y" chart:style-name="ch8">
            <chart:title svg:x="30.156cm" svg:y="6.603cm" chart:style-name="ch9">
              <text:p>IO/sec</text:p>
            </chart:title>
          </chart:axis>
          <chart:series chart:attached-axis="primary-y" chart:style-name="ch10" chart:values-cell-range-address="DISK_SUMM.B2:DISK_SUMM.B4" chart:label-cell-address="DISK_SUMM.B1:DISK_SUMM.B1" chart:class="chart:area">
            <chart:data-point chart:repeated="3"/>
          </chart:series>
          <chart:series chart:attached-axis="primary-y" chart:style-name="ch11" chart:values-cell-range-address="DISK_SUMM.C2:DISK_SUMM.C4" chart:label-cell-address="DISK_SUMM.C1:DISK_SUMM.C1" chart:class="chart:area">
            <chart:data-point chart:repeated="3"/>
          </chart:series>
          <chart:series chart:attached-axis="secondary-y" chart:style-name="ch12" chart:values-cell-range-address="DISK_SUMM.D2:DISK_SUMM.D4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4">12:23:03</text:p>
              </table:table-cell>
              <table:table-cell office:value-type="float" office:value="0">
                <text:p text:id="DISK_SUMM.B2:DISK_SUMM.B4">0</text:p>
              </table:table-cell>
              <table:table-cell office:value-type="float" office:value="0">
                <text:p text:id="DISK_SUMM.C2:DISK_SUMM.C4">0</text:p>
              </table:table-cell>
              <table:table-cell office:value-type="float" office:value="0">
                <text:p text:id="DISK_SUMM.D2:DISK_SUMM.D4">0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0">
                <text:p>0</text:p>
              </table:table-cell>
              <table:table-cell office:value-type="float" office:value="2082.6">
                <text:p>2082.6</text:p>
              </table:table-cell>
              <table:table-cell office:value-type="float" office:value="258.2">
                <text:p>258.2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0">
                <text:p>0</text:p>
              </table:table-cell>
              <table:table-cell office:value-type="float" office:value="1521.4">
                <text:p>1521.4</text:p>
              </table:table-cell>
              <table:table-cell office:value-type="float" office:value="50.4">
                <text:p>50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7cm" xlink:href=".." chart:class="chart:bar" chart:style-name="ch1">
        <chart:title svg:x="10.783cm" svg:y="0.256cm" chart:style-name="ch2">
          <text:p>Disk total KB/s JMeter_Test_390_Threads  9/16/2011</text:p>
        </chart:title>
        <chart:legend chart:legend-position="end" svg:x="33.168cm" svg:y="5.599cm" chart:style-name="ch3"/>
        <chart:plot-area chart:style-name="ch4" table:cell-range-address="DISK_SUMM.B1:DISK_SUMM.D1 DISK_SUMM.A6:DISK_SUMM.D8" chart:data-source-has-labels="both" svg:x="0.711cm" svg:y="1.281cm" svg:width="31.747cm" svg:height="11.044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6:DISK_SUMM.D6" chart:label-cell-address="DISK_SUMM.A6:DISK_SUMM.A6" chart:class="chart:bar">
            <chart:data-point chart:repeated="3"/>
          </chart:series>
          <chart:series chart:style-name="ch9" chart:values-cell-range-address="DISK_SUMM.B7:DISK_SUMM.D7" chart:label-cell-address="DISK_SUMM.A7:DISK_SUMM.A7" chart:class="chart:bar">
            <chart:data-point chart:repeated="3"/>
          </chart:series>
          <chart:series chart:style-name="ch10" chart:values-cell-range-address="DISK_SUMM.B8:DISK_SUMM.D8" chart:label-cell-address="DISK_SUMM.A8:DISK_SUMM.A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6:DISK_SUMM.A6">Avg.</text:p>
              </table:table-cell>
              <table:table-cell office:value-type="float" office:value="0">
                <text:p text:id="DISK_SUMM.B6:DISK_SUMM.D6">0</text:p>
              </table:table-cell>
              <table:table-cell office:value-type="float" office:value="1201.33333333333">
                <text:p>1201.33333333333</text:p>
              </table:table-cell>
              <table:table-cell office:value-type="float" office:value="102.866666666667">
                <text:p>102.866666666667</text:p>
              </table:table-cell>
            </table:table-row>
            <table:table-row>
              <table:table-cell office:value-type="string">
                <text:p text:id="DISK_SUMM.A7:DISK_SUMM.A7">W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644.360540140585">
                <text:p>644.360540140585</text:p>
              </table:table-cell>
              <table:table-cell office:value-type="float" office:value="121.395809030028">
                <text:p>121.395809030028</text:p>
              </table:table-cell>
            </table:table-row>
            <table:table-row>
              <table:table-cell office:value-type="string">
                <text:p text:id="DISK_SUMM.A8:DISK_SUMM.A8">Max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236.906126526082">
                <text:p>236.906126526082</text:p>
              </table:table-cell>
              <table:table-cell office:value-type="float" office:value="33.9375243033052">
                <text:p>33.93752430330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9.654cm" svg:y="0.256cm" chart:style-name="ch2">
          <text:p>Disk Block Size JMeter_Test_390_Threads (Kbytes)  9/16/2011</text:p>
        </chart:title>
        <chart:legend chart:legend-position="end" svg:x="33.209cm" svg:y="5.598cm" chart:style-name="ch3"/>
        <chart:plot-area chart:style-name="ch4" table:cell-range-address="DISKBSIZE.B1:DISKBSIZE.F1 DISKBSIZE.B6:DISKBSIZE.F8" chart:data-source-has-labels="row" svg:x="0.712cm" svg:y="1.281cm" svg:width="31.786cm" svg:height="11.041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6:DISKBSIZE.F6" chart:class="chart:bar">
            <chart:data-point chart:repeated="5"/>
          </chart:series>
          <chart:series chart:style-name="ch9" chart:values-cell-range-address="DISKBSIZE.B7:DISKBSIZE.F7" chart:class="chart:bar">
            <chart:data-point chart:repeated="5"/>
          </chart:series>
          <chart:series chart:style-name="ch10" chart:values-cell-range-address="DISKBSIZE.B8:DISKBSIZE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2.7666666666667">
                <text:p text:id="DISKBSIZE.B6:DISKBSIZE.F6">12.7666666666667</text:p>
              </table:table-cell>
              <table:table-cell office:value-type="float" office:value="12.7666666666667">
                <text:p>12.7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12.7594429939077">
                <text:p text:id="DISKBSIZE.B7:DISKBSIZE.F7">12.7594429939077</text:p>
              </table:table-cell>
              <table:table-cell office:value-type="float" office:value="12.7594429939077">
                <text:p>12.7594429939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4.67389033942559">
                <text:p text:id="DISKBSIZE.B8:DISKBSIZE.F8">4.67389033942559</text:p>
              </table:table-cell>
              <table:table-cell office:value-type="float" office:value="4.67389033942559">
                <text:p>4.67389033942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7cm" xlink:href=".." chart:class="chart:line" chart:style-name="ch1">
        <chart:title svg:x="9.654cm" svg:y="0.256cm" chart:style-name="ch2">
          <text:p>Disk Block Size JMeter_Test_390_Threads (Kbytes)  9/16/2011</text:p>
        </chart:title>
        <chart:legend chart:legend-position="end" svg:x="33.368cm" svg:y="5.131cm" chart:style-name="ch3"/>
        <chart:plot-area chart:style-name="ch4" table:cell-range-address="DISKBSIZE.A1:DISKBSIZE.F4" chart:data-source-has-labels="both" svg:x="0.712cm" svg:y="1.281cm" svg:width="31.945cm" svg:height="11.044cm">
          <chart:axis chart:dimension="x" chart:name="primary-x" chart:style-name="ch5">
            <chart:categories table:cell-range-address="DISKBSIZE.A2:DISKBSIZE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4" chart:label-cell-address="DISKBSIZE.B1:DISKBSIZE.B1" chart:class="chart:line">
            <chart:data-point chart:repeated="3"/>
          </chart:series>
          <chart:series chart:style-name="ch9" chart:values-cell-range-address="DISKBSIZE.C2:DISKBSIZE.C4" chart:label-cell-address="DISKBSIZE.C1:DISKBSIZE.C1" chart:class="chart:line">
            <chart:data-point chart:repeated="3"/>
          </chart:series>
          <chart:series chart:style-name="ch10" chart:values-cell-range-address="DISKBSIZE.D2:DISKBSIZE.D4" chart:label-cell-address="DISKBSIZE.D1:DISKBSIZE.D1" chart:class="chart:line">
            <chart:data-point chart:repeated="3"/>
          </chart:series>
          <chart:series chart:style-name="ch11" chart:values-cell-range-address="DISKBSIZE.E2:DISKBSIZE.E4" chart:label-cell-address="DISKBSIZE.E1:DISKBSIZE.E1" chart:class="chart:line">
            <chart:data-point chart:repeated="3"/>
          </chart:series>
          <chart:series chart:style-name="ch12" chart:values-cell-range-address="DISKBSIZE.F2:DISKBSIZE.F4" chart:label-cell-address="DISKBSIZE.F1:DISKBSIZE.F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4">12:23:03</text:p>
              </table:table-cell>
              <table:table-cell office:value-type="float" office:value="0">
                <text:p text:id="DISKBSIZE.B2:DISKBSIZE.B4">0</text:p>
              </table:table-cell>
              <table:table-cell office:value-type="float" office:value="0">
                <text:p text:id="DISKBSIZE.C2:DISKBSIZE.C4">0</text:p>
              </table:table-cell>
              <table:table-cell office:value-type="float" office:value="0">
                <text:p text:id="DISKBSIZE.D2:DISKBSIZE.D4">0</text:p>
              </table:table-cell>
              <table:table-cell office:value-type="float" office:value="0">
                <text:p text:id="DISKBSIZE.E2:DISKBSIZE.E4">0</text:p>
              </table:table-cell>
              <table:table-cell office:value-type="float" office:value="0">
                <text:p text:id="DISKBSIZE.F2:DISKBSIZE.F4">0</text:p>
              </table:table-cell>
            </table:table-row>
            <table:table-row>
              <table:table-cell office:value-type="string">
                <text:p>12:23:33</text:p>
              </table:table-cell>
              <table:table-cell office:value-type="float" office:value="8.1">
                <text:p>8.1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:24:03</text:p>
              </table:table-cell>
              <table:table-cell office:value-type="float" office:value="30.2">
                <text:p>30.2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4cm" xlink:href=".." chart:class="chart:bar" chart:style-name="ch1">
        <chart:title svg:x="11.228cm" svg:y="0.256cm" chart:style-name="ch2">
          <text:p>Disk %Busy JMeter_Test_390_Threads  9/16/2011</text:p>
        </chart:title>
        <chart:legend chart:legend-position="end" svg:x="33.209cm" svg:y="5.598cm" chart:style-name="ch3"/>
        <chart:plot-area chart:style-name="ch4" table:cell-range-address="DISKBUSY.B1:DISKBUSY.F1 DISKBUSY.B6:DISKBUSY.F8" chart:data-source-has-labels="row" svg:x="0.712cm" svg:y="1.281cm" svg:width="31.786cm" svg:height="11.041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6:DISKBUSY.F6" chart:class="chart:bar">
            <chart:data-point chart:repeated="5"/>
          </chart:series>
          <chart:series chart:style-name="ch9" chart:values-cell-range-address="DISKBUSY.B7:DISKBUSY.F7" chart:class="chart:bar">
            <chart:data-point chart:repeated="5"/>
          </chart:series>
          <chart:series chart:style-name="ch10" chart:values-cell-range-address="DISKBUSY.B8:DISKBUSY.F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22.2333333333333">
                <text:p text:id="DISKBUSY.B6:DISKBUSY.F6">22.2333333333333</text:p>
              </table:table-cell>
              <table:table-cell office:value-type="float" office:value="22.2333333333333">
                <text:p>22.2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7</text:p>
              </table:table-cell>
              <table:table-cell office:value-type="float" office:value="23.0507746126937">
                <text:p text:id="DISKBUSY.B7:DISKBUSY.F7">23.0507746126937</text:p>
              </table:table-cell>
              <table:table-cell office:value-type="float" office:value="23.0507746126937">
                <text:p>23.0507746126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8.01589205397301">
                <text:p text:id="DISKBUSY.B8:DISKBUSY.F8">8.01589205397301</text:p>
              </table:table-cell>
              <table:table-cell office:value-type="float" office:value="8.01589205397301">
                <text:p>8.01589205397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